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14.951cm"/>
    </style:style>
    <style:style style:name="co5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37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ost Sort by host name (ascending)Sort by host name (descending)</text:p>
          </table:table-cell>
          <table:table-cell office:value-type="string" calcext:value-type="string">
            <text:p>Service Sort by service name (ascending)Sort by service name (descending)</text:p>
          </table:table-cell>
          <table:table-cell table:style-name="Default" office:value-type="string" calcext:value-type="string">
            <text:p>Status Sort by service status (ascending)Sort by service status (descending)</text:p>
          </table:table-cell>
          <table:table-cell office:value-type="string" calcext:value-type="string">
            <text:p>Last Check Sort by last check time (ascending)Sort by last check time (descending)</text:p>
          </table:table-cell>
          <table:table-cell table:style-name="Default" office:value-type="string" calcext:value-type="string">
            <text:p>Duration Sort by state duration (ascending)Sort by state duration time (descending)</text:p>
          </table:table-cell>
          <table:table-cell office:value-type="string" calcext:value-type="string">
            <text:p>Attempt Sort by current attempt (ascending)Sort by current attempt (descending)</text:p>
          </table:table-cell>
          <table:table-cell office:value-type="string" calcext:value-type="string">
            <text:p>Status Information</text:p>
          </table:table-cell>
        </table:table-row>
        <table:table-row table:style-name="ro1">
          <table:table-cell office:value-type="string" calcext:value-type="string">
            <text:p>220VDatacent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3:06" calcext:value-type="date">
            <text:p>16/05/16 11:43</text:p>
          </table:table-cell>
          <table:table-cell office:value-type="string" calcext:value-type="string">
            <text:p>15d 1h 5m 5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4 ms 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49" calcext:value-type="date">
            <text:p>16/05/16 11:42</text:p>
          </table:table-cell>
          <table:table-cell office:value-type="string" calcext:value-type="string">
            <text:p>76d 6h 1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201.86.233.216 is alive </text:p>
          </table:table-cell>
          <table:table-cell/>
        </table:table-row>
        <table:table-row table:style-name="ro1">
          <table:table-cell office:value-type="string" calcext:value-type="string">
            <text:p>asp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ser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33" calcext:value-type="date">
            <text:p>16/05/16 11:40</text:p>
          </table:table-cell>
          <table:table-cell office:value-type="string" calcext:value-type="string">
            <text:p>20d 3h 43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FTP</text:p>
          </table:table-cell>
          <table:table-cell office:value-type="string" calcext:value-type="string">
            <text:p>OK </text:p>
          </table:table-cell>
          <table:table-cell office:value-type="date" office:date-value="2016-05-16T11:39:57" calcext:value-type="date">
            <text:p>16/05/16 11:39</text:p>
          </table:table-cell>
          <table:table-cell office:value-type="string" calcext:value-type="string">
            <text:p>20d 3h 44m 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FTP OK - 0.004 second response time on port 21 [220 Microsoft FTP Service]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2:58" calcext:value-type="date">
            <text:p>16/05/16 11:42</text:p>
          </table:table-cell>
          <table:table-cell office:value-type="string" calcext:value-type="string">
            <text:p>5d 8h 25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301 Moved Permanently - 401 bytes in 0.004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2:41" calcext:value-type="date">
            <text:p>16/05/16 11:42</text:p>
          </table:table-cell>
          <table:table-cell office:value-type="string" calcext:value-type="string">
            <text:p>5d 8h 26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20d 3h 46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1.15 ms </text:p>
          </table:table-cell>
          <table:table-cell/>
        </table:table-row>
        <table:table-row table:style-name="ro1">
          <table:table-cell office:value-type="string" calcext:value-type="string">
            <text:p>backup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home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3:45" calcext:value-type="date">
            <text:p>16/05/16 11:43</text:p>
          </table:table-cell>
          <table:table-cell office:value-type="string" calcext:value-type="string">
            <text:p>5d 8h 0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home/redesul 1959 MB (34% inode=46%):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8:50" calcext:value-type="date">
            <text:p>16/05/16 11:38</text:p>
          </table:table-cell>
          <table:table-cell office:value-type="string" calcext:value-type="string">
            <text:p>38d 8h 20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41" calcext:value-type="date">
            <text:p>16/05/16 11:40</text:p>
          </table:table-cell>
          <table:table-cell office:value-type="string" calcext:value-type="string">
            <text:p>68d 8h 25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1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16" calcext:value-type="date">
            <text:p>16/05/16 11:40</text:p>
          </table:table-cell>
          <table:table-cell office:value-type="string" calcext:value-type="string">
            <text:p>67d 18h 53m 4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0:59" calcext:value-type="date">
            <text:p>16/05/16 11:40</text:p>
          </table:table-cell>
          <table:table-cell office:value-type="string" calcext:value-type="string">
            <text:p>67d 18h 57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95948 bytes in 0.840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42" calcext:value-type="date">
            <text:p>16/05/16 11:40</text:p>
          </table:table-cell>
          <table:table-cell office:value-type="string" calcext:value-type="string">
            <text:p>68d 8h 23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25" calcext:value-type="date">
            <text:p>16/05/16 11:39</text:p>
          </table:table-cell>
          <table:table-cell office:value-type="string" calcext:value-type="string">
            <text:p>5d 2h 54m 3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5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3:23" calcext:value-type="date">
            <text:p>16/05/16 11:43</text:p>
          </table:table-cell>
          <table:table-cell office:value-type="string" calcext:value-type="string">
            <text:p>68d 8h 26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2384 MB (39% inode=13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8:51" calcext:value-type="date">
            <text:p>16/05/16 11:38</text:p>
          </table:table-cell>
          <table:table-cell office:value-type="string" calcext:value-type="string">
            <text:p>38d 8h 20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34" calcext:value-type="date">
            <text:p>16/05/16 11:39</text:p>
          </table:table-cell>
          <table:table-cell office:value-type="string" calcext:value-type="string">
            <text:p>68d 8h 24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7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17" calcext:value-type="date">
            <text:p>16/05/16 11:40</text:p>
          </table:table-cell>
          <table:table-cell office:value-type="string" calcext:value-type="string">
            <text:p>67d 18h 53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bell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backup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23" calcext:value-type="date">
            <text:p>16/05/16 11:41</text:p>
          </table:table-cell>
          <table:table-cell office:value-type="string" calcext:value-type="string">
            <text:p>66d 1h 20m 5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backup 424720 MB (8% inode=99%):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43" calcext:value-type="date">
            <text:p>16/05/16 11:40</text:p>
          </table:table-cell>
          <table:table-cell office:value-type="string" calcext:value-type="string">
            <text:p>214d 7h 31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BACULA-SD</text:p>
          </table:table-cell>
          <table:table-cell office:value-type="string" calcext:value-type="string">
            <text:p>OK </text:p>
          </table:table-cell>
          <table:table-cell office:value-type="date" office:date-value="2016-05-16T11:39:55" calcext:value-type="date">
            <text:p>16/05/16 11:39</text:p>
          </table:table-cell>
          <table:table-cell office:value-type="string" calcext:value-type="string">
            <text:p>5d 7h 59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3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02" calcext:value-type="date">
            <text:p>16/05/16 11:39</text:p>
          </table:table-cell>
          <table:table-cell office:value-type="string" calcext:value-type="string">
            <text:p>123d 9h 29m 4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1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2:51" calcext:value-type="date">
            <text:p>16/05/16 11:42</text:p>
          </table:table-cell>
          <table:table-cell office:value-type="string" calcext:value-type="string">
            <text:p>5d 7h 56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9:39" calcext:value-type="date">
            <text:p>16/05/16 11:39</text:p>
          </table:table-cell>
          <table:table-cell office:value-type="string" calcext:value-type="string">
            <text:p>214d 7h 33m 2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17" calcext:value-type="date">
            <text:p>16/05/16 11:40</text:p>
          </table:table-cell>
          <table:table-cell office:value-type="string" calcext:value-type="string">
            <text:p>30d 11h 28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2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01" calcext:value-type="date">
            <text:p>16/05/16 11:40</text:p>
          </table:table-cell>
          <table:table-cell office:value-type="string" calcext:value-type="string">
            <text:p>132d 4h 27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23134 MB (87% inode=80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3:43" calcext:value-type="date">
            <text:p>16/05/16 11:43</text:p>
          </table:table-cell>
          <table:table-cell office:value-type="string" calcext:value-type="string">
            <text:p>7d 22h 20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3:38" calcext:value-type="date">
            <text:p>16/05/16 11:43</text:p>
          </table:table-cell>
          <table:table-cell office:value-type="string" calcext:value-type="string">
            <text:p>109d 3h 32m 2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9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10" calcext:value-type="date">
            <text:p>16/05/16 11:42</text:p>
          </table:table-cell>
          <table:table-cell office:value-type="string" calcext:value-type="string">
            <text:p>123d 9h 29m 4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brina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49" calcext:value-type="date">
            <text:p>16/05/16 11:42</text:p>
          </table:table-cell>
          <table:table-cell office:value-type="string" calcext:value-type="string">
            <text:p>68d 8h 55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32" calcext:value-type="date">
            <text:p>16/05/16 11:39</text:p>
          </table:table-cell>
          <table:table-cell office:value-type="string" calcext:value-type="string">
            <text:p>40d 8h 59m 2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64, 0.87, 1.02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19" calcext:value-type="date">
            <text:p>16/05/16 11:39</text:p>
          </table:table-cell>
          <table:table-cell office:value-type="string" calcext:value-type="string">
            <text:p>68d 8h 54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1 users currently logged in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0:01" calcext:value-type="date">
            <text:p>16/05/16 11:40</text:p>
          </table:table-cell>
          <table:table-cell office:value-type="string" calcext:value-type="string">
            <text:p>67d 18h 53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193646 MB (21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44" calcext:value-type="date">
            <text:p>16/05/16 11:40</text:p>
          </table:table-cell>
          <table:table-cell office:value-type="string" calcext:value-type="string">
            <text:p>68d 8h 53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OMSA</text:p>
          </table:table-cell>
          <table:table-cell office:value-type="string" calcext:value-type="string">
            <text:p>WARNING </text:p>
          </table:table-cell>
          <table:table-cell office:value-type="date" office:date-value="2016-05-16T11:40:27" calcext:value-type="date">
            <text:p>16/05/16 11:40</text:p>
          </table:table-cell>
          <table:table-cell office:value-type="string" calcext:value-type="string">
            <text:p>6d 11h 41m 30s 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UNKNOWN: Problem running 'omreport chassis fans': Error! No fan probes found on this system.&lt;br/&gt;UNKNOWN: Problem running 'omreport chassis temps': Error! No temperature probes found on this system.&lt;br/&gt;UNKNOWN: Problem running 'omreport chassis volts': Error! No voltage probes found on this system.&lt;br/&gt;UNKNOWN: Problem running 'omreport system esmlog': Error! No Embedded System Management (ESM) log found on this system.&lt;br/&gt;WARNING: Chassis Service Tag is empty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15" calcext:value-type="date">
            <text:p>16/05/16 11:39</text:p>
          </table:table-cell>
          <table:table-cell office:value-type="string" calcext:value-type="string">
            <text:p>5d 2h 49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53" calcext:value-type="date">
            <text:p>16/05/16 11:42</text:p>
          </table:table-cell>
          <table:table-cell office:value-type="string" calcext:value-type="string">
            <text:p>397d 7h 4m 4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4430 MB (81% inode=84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9:36" calcext:value-type="date">
            <text:p>16/05/16 11:39</text:p>
          </table:table-cell>
          <table:table-cell office:value-type="string" calcext:value-type="string">
            <text:p>68d 8h 54m 2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19" calcext:value-type="date">
            <text:p>16/05/16 11:39</text:p>
          </table:table-cell>
          <table:table-cell office:value-type="string" calcext:value-type="string">
            <text:p>68d 8h 54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98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02" calcext:value-type="date">
            <text:p>16/05/16 11:41</text:p>
          </table:table-cell>
          <table:table-cell office:value-type="string" calcext:value-type="string">
            <text:p>67d 18h 57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cacti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44" calcext:value-type="date">
            <text:p>16/05/16 11:40</text:p>
          </table:table-cell>
          <table:table-cell office:value-type="string" calcext:value-type="string">
            <text:p>158d 9h 41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1:21" calcext:value-type="date">
            <text:p>16/05/16 11:41</text:p>
          </table:table-cell>
          <table:table-cell office:value-type="string" calcext:value-type="string">
            <text:p>7d 2h 17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2694 bytes in 0.146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39:10" calcext:value-type="date">
            <text:p>16/05/16 11:39</text:p>
          </table:table-cell>
          <table:table-cell office:value-type="string" calcext:value-type="string">
            <text:p>3d 7h 29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2694 bytes in 0.381 second response time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58" calcext:value-type="date">
            <text:p>16/05/16 11:39</text:p>
          </table:table-cell>
          <table:table-cell office:value-type="string" calcext:value-type="string">
            <text:p>214d 7h 34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4 ms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3:34" calcext:value-type="date">
            <text:p>16/05/16 11:43</text:p>
          </table:table-cell>
          <table:table-cell office:value-type="string" calcext:value-type="string">
            <text:p>23d 3h 30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3 (protocol 2.0) </text:p>
          </table:table-cell>
          <table:table-cell/>
        </table:table-row>
        <table:table-row table:style-name="ro1">
          <table:table-cell office:value-type="string" calcext:value-type="string">
            <text:p>dati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var/lib/mysql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39:19" calcext:value-type="date">
            <text:p>16/05/16 11:39</text:p>
          </table:table-cell>
          <table:table-cell office:value-type="string" calcext:value-type="string">
            <text:p>101d 3h 9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mysql 19056 MB (39% inode=99%):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02" calcext:value-type="date">
            <text:p>16/05/16 11:40</text:p>
          </table:table-cell>
          <table:table-cell office:value-type="string" calcext:value-type="string">
            <text:p>188d 9h 27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45" calcext:value-type="date">
            <text:p>16/05/16 11:40</text:p>
          </table:table-cell>
          <table:table-cell office:value-type="string" calcext:value-type="string">
            <text:p>188d 22h 12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Carga mÃ©dia: 0.25, 0.22, 0.23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04" calcext:value-type="date">
            <text:p>16/05/16 11:40</text:p>
          </table:table-cell>
          <table:table-cell office:value-type="string" calcext:value-type="string">
            <text:p>188d 22h 12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UÃRIOS OK - 1 usuÃ¡rios atualmente logados em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188d 9h 25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3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OK </text:p>
          </table:table-cell>
          <table:table-cell office:value-type="date" office:date-value="2016-05-16T11:40:41" calcext:value-type="date">
            <text:p>16/05/16 11:40</text:p>
          </table:table-cell>
          <table:table-cell office:value-type="string" calcext:value-type="string">
            <text:p>188d 9h 24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ptime: 2121821 Threads: 227 Questions: 120644143 Slow queries: 419 Opens: 41533 Flush tables: 51 Open tables: 400 Queries per second avg: 56.858 </text:p>
          </table:table-cell>
          <table:table-cell/>
        </table:table-row>
        <table:table-row table:style-name="ro1">
          <table:table-cell office:value-type="string" calcext:value-type="string">
            <text:p>OMSA</text:p>
          </table:table-cell>
          <table:table-cell office:value-type="string" calcext:value-type="string">
            <text:p>OK </text:p>
          </table:table-cell>
          <table:table-cell office:value-type="date" office:date-value="2016-05-16T11:40:47" calcext:value-type="date">
            <text:p>16/05/16 11:40</text:p>
          </table:table-cell>
          <table:table-cell office:value-type="string" calcext:value-type="string">
            <text:p>107d 18h 55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System: 'PowerEdge 1850', SN: '5RF8MB1', 4 GB ram (4 dimms), not checking storage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20" calcext:value-type="date">
            <text:p>16/05/16 11:39</text:p>
          </table:table-cell>
          <table:table-cell office:value-type="string" calcext:value-type="string">
            <text:p>188d 9h 24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03" calcext:value-type="date">
            <text:p>16/05/16 11:40</text:p>
          </table:table-cell>
          <table:table-cell office:value-type="string" calcext:value-type="string">
            <text:p>188d 9h 24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5574 MB (70% inode=80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46" calcext:value-type="date">
            <text:p>16/05/16 11:40</text:p>
          </table:table-cell>
          <table:table-cell office:value-type="string" calcext:value-type="string">
            <text:p>165d 23h 52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9" calcext:value-type="date">
            <text:p>16/05/16 11:41</text:p>
          </table:table-cell>
          <table:table-cell office:value-type="string" calcext:value-type="string">
            <text:p>188d 9h 25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49 processo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188d 22h 12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o com ESTADO = Z </text:p>
          </table:table-cell>
          <table:table-cell/>
        </table:table-row>
        <table:table-row table:style-name="ro1">
          <table:table-cell office:value-type="string" calcext:value-type="string">
            <text:p>di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17" calcext:value-type="date">
            <text:p>16/05/16 11:40</text:p>
          </table:table-cell>
          <table:table-cell office:value-type="string" calcext:value-type="string">
            <text:p>68d 8h 56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FTP</text:p>
          </table:table-cell>
          <table:table-cell office:value-type="string" calcext:value-type="string">
            <text:p>OK </text:p>
          </table:table-cell>
          <table:table-cell office:value-type="date" office:date-value="2016-05-16T11:39:38" calcext:value-type="date">
            <text:p>16/05/16 11:39</text:p>
          </table:table-cell>
          <table:table-cell office:value-type="string" calcext:value-type="string">
            <text:p>68d 8h 54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FTP OK - 0.011 second response time on port 21 [220 Bem vindo ao FTP Redesul!]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39:21" calcext:value-type="date">
            <text:p>16/05/16 11:39</text:p>
          </table:table-cell>
          <table:table-cell office:value-type="string" calcext:value-type="string">
            <text:p>68d 8h 54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238 bytes in 0.015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03" calcext:value-type="date">
            <text:p>16/05/16 11:41</text:p>
          </table:table-cell>
          <table:table-cell office:value-type="string" calcext:value-type="string">
            <text:p>67d 18h 57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7" calcext:value-type="date">
            <text:p>16/05/16 11:39</text:p>
          </table:table-cell>
          <table:table-cell office:value-type="string" calcext:value-type="string">
            <text:p>7d 3h 4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1 ms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68d 8h 57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4.2p1 Debian-7ubuntu3.5 (protocol 2.0) </text:p>
          </table:table-cell>
          <table:table-cell/>
        </table:table-row>
        <table:table-row table:style-name="ro1">
          <table:table-cell office:value-type="string" calcext:value-type="string">
            <text:p>esibire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118d 13h 54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6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8:50" calcext:value-type="date">
            <text:p>16/05/16 11:38</text:p>
          </table:table-cell>
          <table:table-cell office:value-type="string" calcext:value-type="string">
            <text:p>5d 8h 0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1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3:33" calcext:value-type="date">
            <text:p>16/05/16 11:43</text:p>
          </table:table-cell>
          <table:table-cell office:value-type="string" calcext:value-type="string">
            <text:p>118d 13h 54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39:21" calcext:value-type="date">
            <text:p>16/05/16 11:39</text:p>
          </table:table-cell>
          <table:table-cell office:value-type="string" calcext:value-type="string">
            <text:p>118d 13h 52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87 bytes in 0.001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04" calcext:value-type="date">
            <text:p>16/05/16 11:41</text:p>
          </table:table-cell>
          <table:table-cell office:value-type="string" calcext:value-type="string">
            <text:p>67d 18h 57m 5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7" calcext:value-type="date">
            <text:p>16/05/16 11:39</text:p>
          </table:table-cell>
          <table:table-cell office:value-type="string" calcext:value-type="string">
            <text:p>5d 2h 59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7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30" calcext:value-type="date">
            <text:p>16/05/16 11:41</text:p>
          </table:table-cell>
          <table:table-cell office:value-type="string" calcext:value-type="string">
            <text:p>118d 13h 52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39611 MB (87% inode=87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2:13" calcext:value-type="date">
            <text:p>16/05/16 11:42</text:p>
          </table:table-cell>
          <table:table-cell office:value-type="string" calcext:value-type="string">
            <text:p>118d 13h 52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56" calcext:value-type="date">
            <text:p>16/05/16 11:42</text:p>
          </table:table-cell>
          <table:table-cell office:value-type="string" calcext:value-type="string">
            <text:p>118d 13h 54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7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39" calcext:value-type="date">
            <text:p>16/05/16 11:39</text:p>
          </table:table-cell>
          <table:table-cell office:value-type="string" calcext:value-type="string">
            <text:p>68d 8h 59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fatefurb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34" calcext:value-type="date">
            <text:p>16/05/16 11:39</text:p>
          </table:table-cell>
          <table:table-cell office:value-type="string" calcext:value-type="string">
            <text:p>20d 8h 14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2:05" calcext:value-type="date">
            <text:p>16/05/16 11:42</text:p>
          </table:table-cell>
          <table:table-cell office:value-type="string" calcext:value-type="string">
            <text:p>20d 8h 11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5, 0.06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48" calcext:value-type="date">
            <text:p>16/05/16 11:41</text:p>
          </table:table-cell>
          <table:table-cell office:value-type="string" calcext:value-type="string">
            <text:p>20d 8h 12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9:31" calcext:value-type="date">
            <text:p>16/05/16 11:39</text:p>
          </table:table-cell>
          <table:table-cell office:value-type="string" calcext:value-type="string">
            <text:p>20d 8h 14m 2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14" calcext:value-type="date">
            <text:p>16/05/16 11:40</text:p>
          </table:table-cell>
          <table:table-cell office:value-type="string" calcext:value-type="string">
            <text:p>5d 2h 53m 4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44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59" calcext:value-type="date">
            <text:p>16/05/16 11:41</text:p>
          </table:table-cell>
          <table:table-cell office:value-type="string" calcext:value-type="string">
            <text:p>20d 8h 11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58094 MB (80% inode=91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40" calcext:value-type="date">
            <text:p>16/05/16 11:41</text:p>
          </table:table-cell>
          <table:table-cell office:value-type="string" calcext:value-type="string">
            <text:p>20d 8h 12m 1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2" calcext:value-type="date">
            <text:p>16/05/16 11:41</text:p>
          </table:table-cell>
          <table:table-cell office:value-type="string" calcext:value-type="string">
            <text:p>20d 8h 12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6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05" calcext:value-type="date">
            <text:p>16/05/16 11:42</text:p>
          </table:table-cell>
          <table:table-cell office:value-type="string" calcext:value-type="string">
            <text:p>20d 8h 11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fiberhome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ser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49" calcext:value-type="date">
            <text:p>16/05/16 11:41</text:p>
          </table:table-cell>
          <table:table-cell office:value-type="string" calcext:value-type="string">
            <text:p>20d 8h 12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5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FIBER-HOME</text:p>
          </table:table-cell>
          <table:table-cell office:value-type="string" calcext:value-type="string">
            <text:p>OK </text:p>
          </table:table-cell>
          <table:table-cell office:value-type="date" office:date-value="2016-05-16T11:41:31" calcext:value-type="date">
            <text:p>16/05/16 11:41</text:p>
          </table:table-cell>
          <table:table-cell office:value-type="string" calcext:value-type="string">
            <text:p>20d 8h 12m 2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15000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2:14" calcext:value-type="date">
            <text:p>16/05/16 11:42</text:p>
          </table:table-cell>
          <table:table-cell office:value-type="string" calcext:value-type="string">
            <text:p>20d 8h 11m 4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2" calcext:value-type="date">
            <text:p>16/05/16 11:39</text:p>
          </table:table-cell>
          <table:table-cell office:value-type="string" calcext:value-type="string">
            <text:p>5d 2h 59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2 ms </text:p>
          </table:table-cell>
          <table:table-cell/>
        </table:table-row>
        <table:table-row table:style-name="ro1">
          <table:table-cell office:value-type="string" calcext:value-type="string">
            <text:p>fulmine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40" calcext:value-type="date">
            <text:p>16/05/16 11:39</text:p>
          </table:table-cell>
          <table:table-cell office:value-type="string" calcext:value-type="string">
            <text:p>68d 8h 24m 1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23" calcext:value-type="date">
            <text:p>16/05/16 11:39</text:p>
          </table:table-cell>
          <table:table-cell office:value-type="string" calcext:value-type="string">
            <text:p>68d 8h 24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2.77, 2.34, 2.17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06" calcext:value-type="date">
            <text:p>16/05/16 11:40</text:p>
          </table:table-cell>
          <table:table-cell office:value-type="string" calcext:value-type="string">
            <text:p>68d 8h 23m 5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1 users currently logged in </text:p>
          </table:table-cell>
          <table:table-cell/>
        </table:table-row>
        <table:table-row table:style-name="ro1">
          <table:table-cell office:value-type="string" calcext:value-type="string">
            <text:p>IBM-IPMI</text:p>
          </table:table-cell>
          <table:table-cell office:value-type="string" calcext:value-type="string">
            <text:p>OK </text:p>
          </table:table-cell>
          <table:table-cell office:value-type="date" office:date-value="2016-05-16T11:40:50" calcext:value-type="date">
            <text:p>16/05/16 11:40</text:p>
          </table:table-cell>
          <table:table-cell office:value-type="string" calcext:value-type="string">
            <text:p>68d 8h 23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PMI Status: OK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2:32" calcext:value-type="date">
            <text:p>16/05/16 11:42</text:p>
          </table:table-cell>
          <table:table-cell office:value-type="string" calcext:value-type="string">
            <text:p>68d 8h 26m 2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110124 MB (24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2:15" calcext:value-type="date">
            <text:p>16/05/16 11:42</text:p>
          </table:table-cell>
          <table:table-cell office:value-type="string" calcext:value-type="string">
            <text:p>68d 8h 26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5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55" calcext:value-type="date">
            <text:p>16/05/16 11:39</text:p>
          </table:table-cell>
          <table:table-cell office:value-type="string" calcext:value-type="string">
            <text:p>5d 3h 9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4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39:41" calcext:value-type="date">
            <text:p>16/05/16 11:39</text:p>
          </table:table-cell>
          <table:table-cell office:value-type="string" calcext:value-type="string">
            <text:p>68d 8h 24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7806 MB (80% inode=56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9:24" calcext:value-type="date">
            <text:p>16/05/16 11:39</text:p>
          </table:table-cell>
          <table:table-cell office:value-type="string" calcext:value-type="string">
            <text:p>68d 8h 24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07" calcext:value-type="date">
            <text:p>16/05/16 11:40</text:p>
          </table:table-cell>
          <table:table-cell office:value-type="string" calcext:value-type="string">
            <text:p>68d 8h 23m 5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275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50" calcext:value-type="date">
            <text:p>16/05/16 11:40</text:p>
          </table:table-cell>
          <table:table-cell office:value-type="string" calcext:value-type="string">
            <text:p>68d 8h 23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gateway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1:33" calcext:value-type="date">
            <text:p>16/05/16 11:41</text:p>
          </table:table-cell>
          <table:table-cell office:value-type="string" calcext:value-type="string">
            <text:p>201d 8h 16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94 ms </text:p>
          </table:table-cell>
          <table:table-cell/>
        </table:table-row>
        <table:table-row table:style-name="ro1">
          <table:table-cell office:value-type="string" calcext:value-type="string">
            <text:p>hotspot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2:51" calcext:value-type="date">
            <text:p>16/05/16 11:42</text:p>
          </table:table-cell>
          <table:table-cell office:value-type="string" calcext:value-type="string">
            <text:p>68d 8h 25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1, 0.02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25" calcext:value-type="date">
            <text:p>16/05/16 11:40</text:p>
          </table:table-cell>
          <table:table-cell office:value-type="string" calcext:value-type="string">
            <text:p>68d 8h 23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07" calcext:value-type="date">
            <text:p>16/05/16 11:40</text:p>
          </table:table-cell>
          <table:table-cell office:value-type="string" calcext:value-type="string">
            <text:p>67d 18h 53m 5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1:50" calcext:value-type="date">
            <text:p>16/05/16 11:41</text:p>
          </table:table-cell>
          <table:table-cell office:value-type="string" calcext:value-type="string">
            <text:p>20d 20h 2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1.4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33" calcext:value-type="date">
            <text:p>16/05/16 11:42</text:p>
          </table:table-cell>
          <table:table-cell office:value-type="string" calcext:value-type="string">
            <text:p>38d 8h 21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2964 MB (43% inode=61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2:16" calcext:value-type="date">
            <text:p>16/05/16 11:42</text:p>
          </table:table-cell>
          <table:table-cell office:value-type="string" calcext:value-type="string">
            <text:p>68d 8h 26m 4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3:34" calcext:value-type="date">
            <text:p>16/05/16 11:43</text:p>
          </table:table-cell>
          <table:table-cell office:value-type="string" calcext:value-type="string">
            <text:p>68d 8h 25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2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42" calcext:value-type="date">
            <text:p>16/05/16 11:40</text:p>
          </table:table-cell>
          <table:table-cell office:value-type="string" calcext:value-type="string">
            <text:p>68d 8h 23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ledriovardar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ser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25" calcext:value-type="date">
            <text:p>16/05/16 11:40</text:p>
          </table:table-cell>
          <table:table-cell office:value-type="string" calcext:value-type="string">
            <text:p>68d 8h 33m 3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47 ms </text:p>
          </table:table-cell>
          <table:table-cell/>
        </table:table-row>
        <table:table-row table:style-name="ro1">
          <table:table-cell office:value-type="string" calcext:value-type="string">
            <text:p>lema1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1:08" calcext:value-type="date">
            <text:p>16/05/16 11:41</text:p>
          </table:table-cell>
          <table:table-cell office:value-type="string" calcext:value-type="string">
            <text:p>67d 18h 57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2 ms </text:p>
          </table:table-cell>
          <table:table-cell/>
        </table:table-row>
        <table:table-row table:style-name="ro1">
          <table:table-cell office:value-type="string" calcext:value-type="string">
            <text:p>lema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51" calcext:value-type="date">
            <text:p>16/05/16 11:40</text:p>
          </table:table-cell>
          <table:table-cell office:value-type="string" calcext:value-type="string">
            <text:p>69d 21h 0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85 ms </text:p>
          </table:table-cell>
          <table:table-cell/>
        </table:table-row>
        <table:table-row table:style-name="ro1">
          <table:table-cell office:value-type="string" calcext:value-type="string">
            <text:p>lema3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34" calcext:value-type="date">
            <text:p>16/05/16 11:39</text:p>
          </table:table-cell>
          <table:table-cell office:value-type="string" calcext:value-type="string">
            <text:p>16d 18h 34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0 ms </text:p>
          </table:table-cell>
          <table:table-cell/>
        </table:table-row>
        <table:table-row table:style-name="ro1">
          <table:table-cell office:value-type="string" calcext:value-type="string">
            <text:p>lema4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3:17" calcext:value-type="date">
            <text:p>16/05/16 11:43</text:p>
          </table:table-cell>
          <table:table-cell office:value-type="string" calcext:value-type="string">
            <text:p>9d 18h 5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2 ms </text:p>
          </table:table-cell>
          <table:table-cell/>
        </table:table-row>
        <table:table-row table:style-name="ro1">
          <table:table-cell office:value-type="string" calcext:value-type="string">
            <text:p>lema5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16" calcext:value-type="date">
            <text:p>16/05/16 11:39</text:p>
          </table:table-cell>
          <table:table-cell office:value-type="string" calcext:value-type="string">
            <text:p>145d 17h 55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49 ms </text:p>
          </table:table-cell>
          <table:table-cell/>
        </table:table-row>
        <table:table-row table:style-name="ro1">
          <table:table-cell office:value-type="string" calcext:value-type="string">
            <text:p>lema6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3" calcext:value-type="date">
            <text:p>16/05/16 11:39</text:p>
          </table:table-cell>
          <table:table-cell office:value-type="string" calcext:value-type="string">
            <text:p>68d 8h 59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1.33 ms </text:p>
          </table:table-cell>
          <table:table-cell/>
        </table:table-row>
        <table:table-row table:style-name="ro1">
          <table:table-cell office:value-type="string" calcext:value-type="string">
            <text:p>localhos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26" calcext:value-type="date">
            <text:p>16/05/16 11:39</text:p>
          </table:table-cell>
          <table:table-cell office:value-type="string" calcext:value-type="string">
            <text:p>652d 12h 23m 3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60, 1.44, 1.56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09" calcext:value-type="date">
            <text:p>16/05/16 11:40</text:p>
          </table:table-cell>
          <table:table-cell office:value-type="string" calcext:value-type="string">
            <text:p>1382d 14h 32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isk Space</text:p>
          </table:table-cell>
          <table:table-cell office:value-type="string" calcext:value-type="string">
            <text:p>OK </text:p>
          </table:table-cell>
          <table:table-cell office:value-type="date" office:date-value="2016-05-16T11:40:53" calcext:value-type="date">
            <text:p>16/05/16 11:40</text:p>
          </table:table-cell>
          <table:table-cell office:value-type="string" calcext:value-type="string">
            <text:p>624d 4h 43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34" calcext:value-type="date">
            <text:p>16/05/16 11:41</text:p>
          </table:table-cell>
          <table:table-cell office:value-type="string" calcext:value-type="string">
            <text:p>211d 11h 42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41 processes </text:p>
          </table:table-cell>
          <table:table-cell/>
        </table:table-row>
        <table:table-row table:style-name="ro1">
          <table:table-cell office:value-type="string" calcext:value-type="string">
            <text:p>masterauth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18" calcext:value-type="date">
            <text:p>16/05/16 11:42</text:p>
          </table:table-cell>
          <table:table-cell office:value-type="string" calcext:value-type="string">
            <text:p>68d 9h 16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59" calcext:value-type="date">
            <text:p>16/05/16 11:39</text:p>
          </table:table-cell>
          <table:table-cell office:value-type="string" calcext:value-type="string">
            <text:p>51d 10h 58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3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42" calcext:value-type="date">
            <text:p>16/05/16 11:40</text:p>
          </table:table-cell>
          <table:table-cell office:value-type="string" calcext:value-type="string">
            <text:p>51d 10h 58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0:26" calcext:value-type="date">
            <text:p>16/05/16 11:40</text:p>
          </table:table-cell>
          <table:table-cell office:value-type="string" calcext:value-type="string">
            <text:p>51d 10h 58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1783 bytes in 0.001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10" calcext:value-type="date">
            <text:p>16/05/16 11:41</text:p>
          </table:table-cell>
          <table:table-cell office:value-type="string" calcext:value-type="string">
            <text:p>68d 9h 12m 4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8:52" calcext:value-type="date">
            <text:p>16/05/16 11:38</text:p>
          </table:table-cell>
          <table:table-cell office:value-type="string" calcext:value-type="string">
            <text:p>5d 2h 50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3 ms </text:p>
          </table:table-cell>
          <table:table-cell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OK </text:p>
          </table:table-cell>
          <table:table-cell office:value-type="date" office:date-value="2016-05-16T11:41:35" calcext:value-type="date">
            <text:p>16/05/16 11:41</text:p>
          </table:table-cell>
          <table:table-cell office:value-type="string" calcext:value-type="string">
            <text:p>26d 2h 47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uth OK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18" calcext:value-type="date">
            <text:p>16/05/16 11:42</text:p>
          </table:table-cell>
          <table:table-cell office:value-type="string" calcext:value-type="string">
            <text:p>68d 9h 16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2670 MB (42% inode=58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3:40" calcext:value-type="date">
            <text:p>16/05/16 11:43</text:p>
          </table:table-cell>
          <table:table-cell office:value-type="string" calcext:value-type="string">
            <text:p>68d 9h 15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55" calcext:value-type="date">
            <text:p>16/05/16 11:40</text:p>
          </table:table-cell>
          <table:table-cell office:value-type="string" calcext:value-type="string">
            <text:p>68d 9h 15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60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27" calcext:value-type="date">
            <text:p>16/05/16 11:40</text:p>
          </table:table-cell>
          <table:table-cell office:value-type="string" calcext:value-type="string">
            <text:p>51d 10h 58m 3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merak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ser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10" calcext:value-type="date">
            <text:p>16/05/16 11:41</text:p>
          </table:table-cell>
          <table:table-cell office:value-type="string" calcext:value-type="string">
            <text:p>67d 18h 57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38:53" calcext:value-type="date">
            <text:p>16/05/16 11:38</text:p>
          </table:table-cell>
          <table:table-cell office:value-type="string" calcext:value-type="string">
            <text:p>14d 2h 35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302 Moved Temporarily - 191 bytes in 0.007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40:36" calcext:value-type="date">
            <text:p>16/05/16 11:40</text:p>
          </table:table-cell>
          <table:table-cell office:value-type="string" calcext:value-type="string">
            <text:p>48d 22h 18m 2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302 Moved Temporarily - 191 bytes in 0.014 second response time </text:p>
          </table:table-cell>
          <table:table-cell/>
        </table:table-row>
        <table:table-row table:style-name="ro1">
          <table:table-cell office:value-type="string" calcext:value-type="string">
            <text:p>IMAP</text:p>
          </table:table-cell>
          <table:table-cell office:value-type="string" calcext:value-type="string">
            <text:p>OK </text:p>
          </table:table-cell>
          <table:table-cell office:value-type="date" office:date-value="2016-05-16T11:40:19" calcext:value-type="date">
            <text:p>16/05/16 11:40</text:p>
          </table:table-cell>
          <table:table-cell office:value-type="string" calcext:value-type="string">
            <text:p>21d 1h 48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MAP OK - 0.002 second response time on port 143 [* OK RedeSul Mail Server IMAP4rev1 Mon, 16 May 2016 11:40:09 -0300]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8:51" calcext:value-type="date">
            <text:p>16/05/16 11:38</text:p>
          </table:table-cell>
          <table:table-cell office:value-type="string" calcext:value-type="string">
            <text:p>47d 11h 20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47" calcext:value-type="date">
            <text:p>16/05/16 11:40</text:p>
          </table:table-cell>
          <table:table-cell office:value-type="string" calcext:value-type="string">
            <text:p>18d 0h 18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7 ms 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OK </text:p>
          </table:table-cell>
          <table:table-cell office:value-type="date" office:date-value="2016-05-16T11:40:34" calcext:value-type="date">
            <text:p>16/05/16 11:40</text:p>
          </table:table-cell>
          <table:table-cell office:value-type="string" calcext:value-type="string">
            <text:p>4d 19h 28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OP OK - 0.001 second response time on port 110 [+OK cramento.redesul.com.br RedeSul Mail Server POP3 Mon, 16 May 2016 11:40:24 -0300 &lt;20160516114024@cramento.redesul.com.br&gt;] </text:p>
          </table:table-cell>
          <table:table-cell/>
        </table:table-row>
        <table:table-row table:style-name="ro1">
          <table:table-cell office:value-type="string" calcext:value-type="string">
            <text:p>SIMAP</text:p>
          </table:table-cell>
          <table:table-cell office:value-type="string" calcext:value-type="string">
            <text:p>OK </text:p>
          </table:table-cell>
          <table:table-cell office:value-type="date" office:date-value="2016-05-16T11:43:12" calcext:value-type="date">
            <text:p>16/05/16 11:43</text:p>
          </table:table-cell>
          <table:table-cell office:value-type="string" calcext:value-type="string">
            <text:p>32d 2h 35m 4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MAP OK - 0.049 second response time on port 993 [* OK RedeSul Mail Server IMAP4rev1 Mon, 16 May 2016 11:43:02 -0300] </text:p>
          </table:table-cell>
          <table:table-cell/>
        </table:table-row>
        <table:table-row table:style-name="ro1">
          <table:table-cell office:value-type="string" calcext:value-type="string">
            <text:p>SMTP</text:p>
          </table:table-cell>
          <table:table-cell office:value-type="string" calcext:value-type="string">
            <text:p>OK </text:p>
          </table:table-cell>
          <table:table-cell office:value-type="date" office:date-value="2016-05-16T11:39:54" calcext:value-type="date">
            <text:p>16/05/16 11:39</text:p>
          </table:table-cell>
          <table:table-cell office:value-type="string" calcext:value-type="string">
            <text:p>46d 20h 19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MTP OK - 0.062 sec. response time </text:p>
          </table:table-cell>
          <table:table-cell/>
        </table:table-row>
        <table:table-row table:style-name="ro1">
          <table:table-cell office:value-type="string" calcext:value-type="string">
            <text:p>SPOP</text:p>
          </table:table-cell>
          <table:table-cell office:value-type="string" calcext:value-type="string">
            <text:p>OK </text:p>
          </table:table-cell>
          <table:table-cell office:value-type="date" office:date-value="2016-05-16T11:40:37" calcext:value-type="date">
            <text:p>16/05/16 11:40</text:p>
          </table:table-cell>
          <table:table-cell office:value-type="string" calcext:value-type="string">
            <text:p>19d 0h 28m 2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OP OK - 0.049 second response time on port 995 [+OK cramento.redesul.com.br RedeSul Mail Server POP3 Mon, 16 May 2016 11:40:27 -0300 &lt;20160516114027@cramento.redesul.com.br&gt;] </text:p>
          </table:table-cell>
          <table:table-cell/>
        </table:table-row>
        <table:table-row table:style-name="ro1">
          <table:table-cell office:value-type="string" calcext:value-type="string">
            <text:p>SSMTP</text:p>
          </table:table-cell>
          <table:table-cell office:value-type="string" calcext:value-type="string">
            <text:p>OK </text:p>
          </table:table-cell>
          <table:table-cell office:value-type="date" office:date-value="2016-05-16T11:40:19" calcext:value-type="date">
            <text:p>16/05/16 11:40</text:p>
          </table:table-cell>
          <table:table-cell office:value-type="string" calcext:value-type="string">
            <text:p>21d 1h 48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MTP OK - 0.056 second response time on port 465 [220 cramento.redesul.com.br ESMTP RedeSul Mail Server: Mon, 16 May 2016 11:40:09 -0300] </text:p>
          </table:table-cell>
          <table:table-cell/>
        </table:table-row>
        <table:table-row table:style-name="ro1">
          <table:table-cell office:value-type="string" calcext:value-type="string">
            <text:p>metaway1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17" calcext:value-type="date">
            <text:p>16/05/16 11:39</text:p>
          </table:table-cell>
          <table:table-cell office:value-type="string" calcext:value-type="string">
            <text:p>75d 17h 36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3 ms </text:p>
          </table:table-cell>
          <table:table-cell/>
        </table:table-row>
        <table:table-row table:style-name="ro1">
          <table:table-cell office:value-type="string" calcext:value-type="string">
            <text:p>metaway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47" calcext:value-type="date">
            <text:p>16/05/16 11:40</text:p>
          </table:table-cell>
          <table:table-cell office:value-type="string" calcext:value-type="string">
            <text:p>14d 2h 48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6 ms </text:p>
          </table:table-cell>
          <table:table-cell/>
        </table:table-row>
        <table:table-row table:style-name="ro1">
          <table:table-cell office:value-type="string" calcext:value-type="string">
            <text:p>metaway5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28" calcext:value-type="date">
            <text:p>16/05/16 11:39</text:p>
          </table:table-cell>
          <table:table-cell office:value-type="string" calcext:value-type="string">
            <text:p>152d 13h 0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62 ms </text:p>
          </table:table-cell>
          <table:table-cell/>
        </table:table-row>
        <table:table-row table:style-name="ro1">
          <table:table-cell office:value-type="string" calcext:value-type="string">
            <text:p>miatant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11" calcext:value-type="date">
            <text:p>16/05/16 11:41</text:p>
          </table:table-cell>
          <table:table-cell office:value-type="string" calcext:value-type="string">
            <text:p>67d 18h 57m 4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54" calcext:value-type="date">
            <text:p>16/05/16 11:40</text:p>
          </table:table-cell>
          <table:table-cell office:value-type="string" calcext:value-type="string">
            <text:p>68d 8h 53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11, 0.05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37" calcext:value-type="date">
            <text:p>16/05/16 11:41</text:p>
          </table:table-cell>
          <table:table-cell office:value-type="string" calcext:value-type="string">
            <text:p>305d 9h 4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ICECAST</text:p>
          </table:table-cell>
          <table:table-cell office:value-type="string" calcext:value-type="string">
            <text:p>OK </text:p>
          </table:table-cell>
          <table:table-cell office:value-type="date" office:date-value="2016-05-16T11:40:01" calcext:value-type="date">
            <text:p>16/05/16 11:40</text:p>
          </table:table-cell>
          <table:table-cell office:value-type="string" calcext:value-type="string">
            <text:p>68d 8h 55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Status line output matched "HTTP/1.0 200 OK" - 2608 bytes in 0.001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43" calcext:value-type="date">
            <text:p>16/05/16 11:40</text:p>
          </table:table-cell>
          <table:table-cell office:value-type="string" calcext:value-type="string">
            <text:p>68d 8h 55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6" calcext:value-type="date">
            <text:p>16/05/16 11:39</text:p>
          </table:table-cell>
          <table:table-cell office:value-type="string" calcext:value-type="string">
            <text:p>5d 3h 9m 1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9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39:29" calcext:value-type="date">
            <text:p>16/05/16 11:39</text:p>
          </table:table-cell>
          <table:table-cell office:value-type="string" calcext:value-type="string">
            <text:p>68d 8h 54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4288 MB (61% inode=88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12" calcext:value-type="date">
            <text:p>16/05/16 11:41</text:p>
          </table:table-cell>
          <table:table-cell office:value-type="string" calcext:value-type="string">
            <text:p>67d 18h 57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55" calcext:value-type="date">
            <text:p>16/05/16 11:40</text:p>
          </table:table-cell>
          <table:table-cell office:value-type="string" calcext:value-type="string">
            <text:p>68d 8h 53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78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39" calcext:value-type="date">
            <text:p>16/05/16 11:41</text:p>
          </table:table-cell>
          <table:table-cell office:value-type="string" calcext:value-type="string">
            <text:p>305d 9h 4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mobilemind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3:21" calcext:value-type="date">
            <text:p>16/05/16 11:43</text:p>
          </table:table-cell>
          <table:table-cell office:value-type="string" calcext:value-type="string">
            <text:p>11d 16h 35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50 ms </text:p>
          </table:table-cell>
          <table:table-cell/>
        </table:table-row>
        <table:table-row table:style-name="ro1">
          <table:table-cell office:value-type="string" calcext:value-type="string">
            <text:p>mondopers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22" calcext:value-type="date">
            <text:p>16/05/16 11:39</text:p>
          </table:table-cell>
          <table:table-cell office:value-type="string" calcext:value-type="string">
            <text:p>68d 8h 35m 5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2:10" calcext:value-type="date">
            <text:p>16/05/16 11:42</text:p>
          </table:table-cell>
          <table:table-cell office:value-type="string" calcext:value-type="string">
            <text:p>68d 8h 35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5, 0.03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30" calcext:value-type="date">
            <text:p>16/05/16 11:40</text:p>
          </table:table-cell>
          <table:table-cell office:value-type="string" calcext:value-type="string">
            <text:p>68d 8h 38m 2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ICECAST</text:p>
          </table:table-cell>
          <table:table-cell office:value-type="string" calcext:value-type="string">
            <text:p>OK </text:p>
          </table:table-cell>
          <table:table-cell office:value-type="date" office:date-value="2016-05-16T11:41:13" calcext:value-type="date">
            <text:p>16/05/16 11:41</text:p>
          </table:table-cell>
          <table:table-cell office:value-type="string" calcext:value-type="string">
            <text:p>67d 18h 57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Status line output matched "HTTP/1.0 200 OK" - 2557 bytes in 0.003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56" calcext:value-type="date">
            <text:p>16/05/16 11:40</text:p>
          </table:table-cell>
          <table:table-cell office:value-type="string" calcext:value-type="string">
            <text:p>68d 8h 38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39" calcext:value-type="date">
            <text:p>16/05/16 11:39</text:p>
          </table:table-cell>
          <table:table-cell office:value-type="string" calcext:value-type="string">
            <text:p>5d 21h 9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21" calcext:value-type="date">
            <text:p>16/05/16 11:42</text:p>
          </table:table-cell>
          <table:table-cell office:value-type="string" calcext:value-type="string">
            <text:p>68d 8h 36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4919 MB (71% inode=71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8:52" calcext:value-type="date">
            <text:p>16/05/16 11:38</text:p>
          </table:table-cell>
          <table:table-cell office:value-type="string" calcext:value-type="string">
            <text:p>38d 8h 20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3:35" calcext:value-type="date">
            <text:p>16/05/16 11:43</text:p>
          </table:table-cell>
          <table:table-cell office:value-type="string" calcext:value-type="string">
            <text:p>68d 8h 35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1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30" calcext:value-type="date">
            <text:p>16/05/16 11:40</text:p>
          </table:table-cell>
          <table:table-cell office:value-type="string" calcext:value-type="string">
            <text:p>68d 8h 38m 2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monete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13" calcext:value-type="date">
            <text:p>16/05/16 11:41</text:p>
          </table:table-cell>
          <table:table-cell office:value-type="string" calcext:value-type="string">
            <text:p>68d 8h 37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3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56" calcext:value-type="date">
            <text:p>16/05/16 11:41</text:p>
          </table:table-cell>
          <table:table-cell office:value-type="string" calcext:value-type="string">
            <text:p>31d 16h 7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2, 0.09, 0.13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39" calcext:value-type="date">
            <text:p>16/05/16 11:41</text:p>
          </table:table-cell>
          <table:table-cell office:value-type="string" calcext:value-type="string">
            <text:p>68d 8h 37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0:22" calcext:value-type="date">
            <text:p>16/05/16 11:40</text:p>
          </table:table-cell>
          <table:table-cell office:value-type="string" calcext:value-type="string">
            <text:p>68d 8h 33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301 Moved Permanently - 529 bytes in 0.002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40:05" calcext:value-type="date">
            <text:p>16/05/16 11:40</text:p>
          </table:table-cell>
          <table:table-cell office:value-type="string" calcext:value-type="string">
            <text:p>1d 15h 23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55383 bytes in 0.607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48" calcext:value-type="date">
            <text:p>16/05/16 11:40</text:p>
          </table:table-cell>
          <table:table-cell office:value-type="string" calcext:value-type="string">
            <text:p>68d 8h 38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OK </text:p>
          </table:table-cell>
          <table:table-cell office:value-type="date" office:date-value="2016-05-16T11:40:31" calcext:value-type="date">
            <text:p>16/05/16 11:40</text:p>
          </table:table-cell>
          <table:table-cell office:value-type="string" calcext:value-type="string">
            <text:p>68d 8h 38m 2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ptime: 2121779 Threads: 1 Questions: 191963818 Slow queries: 109 Opens: 4103 Flush tables: 51 Open tables: 111 Queries per second avg: 90.473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3:14" calcext:value-type="date">
            <text:p>16/05/16 11:43</text:p>
          </table:table-cell>
          <table:table-cell office:value-type="string" calcext:value-type="string">
            <text:p>5d 15h 25m 4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57" calcext:value-type="date">
            <text:p>16/05/16 11:40</text:p>
          </table:table-cell>
          <table:table-cell office:value-type="string" calcext:value-type="string">
            <text:p>68d 8h 38m 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8923 MB (40% inode=70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40" calcext:value-type="date">
            <text:p>16/05/16 11:41</text:p>
          </table:table-cell>
          <table:table-cell office:value-type="string" calcext:value-type="string">
            <text:p>68d 8h 37m 1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23" calcext:value-type="date">
            <text:p>16/05/16 11:42</text:p>
          </table:table-cell>
          <table:table-cell office:value-type="string" calcext:value-type="string">
            <text:p>68d 8h 36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4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06" calcext:value-type="date">
            <text:p>16/05/16 11:41</text:p>
          </table:table-cell>
          <table:table-cell office:value-type="string" calcext:value-type="string">
            <text:p>67d 18h 57m 5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monit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19" calcext:value-type="date">
            <text:p>16/05/16 11:39</text:p>
          </table:table-cell>
          <table:table-cell office:value-type="string" calcext:value-type="string">
            <text:p>766d 20h 0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39:33" calcext:value-type="date">
            <text:p>16/05/16 11:39</text:p>
          </table:table-cell>
          <table:table-cell office:value-type="string" calcext:value-type="string">
            <text:p>348d 13h 35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454 bytes in 0.009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15" calcext:value-type="date">
            <text:p>16/05/16 11:40</text:p>
          </table:table-cell>
          <table:table-cell office:value-type="string" calcext:value-type="string">
            <text:p>159d 9h 30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57" calcext:value-type="date">
            <text:p>16/05/16 11:40</text:p>
          </table:table-cell>
          <table:table-cell office:value-type="string" calcext:value-type="string">
            <text:p>1382d 14h 14m 5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03 ms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40" calcext:value-type="date">
            <text:p>16/05/16 11:41</text:p>
          </table:table-cell>
          <table:table-cell office:value-type="string" calcext:value-type="string">
            <text:p>1382d 15h 59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9p1 Debian-5ubuntu1.9 (protocol 2.0) </text:p>
          </table:table-cell>
          <table:table-cell/>
        </table:table-row>
        <table:table-row table:style-name="ro1">
          <table:table-cell office:value-type="string" calcext:value-type="string">
            <text:p>nin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home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23" calcext:value-type="date">
            <text:p>16/05/16 11:40</text:p>
          </table:table-cell>
          <table:table-cell office:value-type="string" calcext:value-type="string">
            <text:p>38d 7h 58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home 92764 MB (51% inode=90%):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3:01" calcext:value-type="date">
            <text:p>16/05/16 11:43</text:p>
          </table:table-cell>
          <table:table-cell office:value-type="string" calcext:value-type="string">
            <text:p>38d 8h 0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44" calcext:value-type="date">
            <text:p>16/05/16 11:41</text:p>
          </table:table-cell>
          <table:table-cell office:value-type="string" calcext:value-type="string">
            <text:p>38d 7h 57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13, 0.14, 0.14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2:33" calcext:value-type="date">
            <text:p>16/05/16 11:42</text:p>
          </table:table-cell>
          <table:table-cell office:value-type="string" calcext:value-type="string">
            <text:p>38d 8h 1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1 users currently logged in </text:p>
          </table:table-cell>
          <table:table-cell/>
        </table:table-row>
        <table:table-row table:style-name="ro1">
          <table:table-cell office:value-type="string" calcext:value-type="string">
            <text:p>FTP</text:p>
          </table:table-cell>
          <table:table-cell office:value-type="string" calcext:value-type="string">
            <text:p>OK </text:p>
          </table:table-cell>
          <table:table-cell office:value-type="date" office:date-value="2016-05-16T11:43:15" calcext:value-type="date">
            <text:p>16/05/16 11:43</text:p>
          </table:table-cell>
          <table:table-cell office:value-type="string" calcext:value-type="string">
            <text:p>38d 8h 0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FTP OK - 0.004 second response time on port 21 [220 Bem vindo ao FTP Nino!]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38:58" calcext:value-type="date">
            <text:p>16/05/16 11:38</text:p>
          </table:table-cell>
          <table:table-cell office:value-type="string" calcext:value-type="string">
            <text:p>38d 7h 59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87 bytes in 0.002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39:41" calcext:value-type="date">
            <text:p>16/05/16 11:39</text:p>
          </table:table-cell>
          <table:table-cell office:value-type="string" calcext:value-type="string">
            <text:p>38d 7h 59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87 bytes in 0.009 second response time </text:p>
          </table:table-cell>
          <table:table-cell/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K </text:p>
          </table:table-cell>
          <table:table-cell office:value-type="date" office:date-value="2016-05-16T11:40:24" calcext:value-type="date">
            <text:p>16/05/16 11:40</text:p>
          </table:table-cell>
          <table:table-cell office:value-type="string" calcext:value-type="string">
            <text:p>38d 7h 58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JABBER OK - 0.001 second response time on port 5222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9:27" calcext:value-type="date">
            <text:p>16/05/16 11:39</text:p>
          </table:table-cell>
          <table:table-cell office:value-type="string" calcext:value-type="string">
            <text:p>38d 7h 59m 3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OK </text:p>
          </table:table-cell>
          <table:table-cell office:value-type="date" office:date-value="2016-05-16T11:40:10" calcext:value-type="date">
            <text:p>16/05/16 11:40</text:p>
          </table:table-cell>
          <table:table-cell office:value-type="string" calcext:value-type="string">
            <text:p>38d 7h 58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ptime: 2121623 Threads: 22 Questions: 12030056 Slow queries: 840 Opens: 143266 Flush tables: 51 Open tables: 400 Queries per second avg: 5.670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33" calcext:value-type="date">
            <text:p>16/05/16 11:39</text:p>
          </table:table-cell>
          <table:table-cell office:value-type="string" calcext:value-type="string">
            <text:p>75d 8h 29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3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53" calcext:value-type="date">
            <text:p>16/05/16 11:42</text:p>
          </table:table-cell>
          <table:table-cell office:value-type="string" calcext:value-type="string">
            <text:p>3d 17h 56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5846 MB (32% inode=59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00" calcext:value-type="date">
            <text:p>16/05/16 11:40</text:p>
          </table:table-cell>
          <table:table-cell office:value-type="string" calcext:value-type="string">
            <text:p>3d 18h 13m 5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42" calcext:value-type="date">
            <text:p>16/05/16 11:42</text:p>
          </table:table-cell>
          <table:table-cell office:value-type="string" calcext:value-type="string">
            <text:p>9d 18h 6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41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25" calcext:value-type="date">
            <text:p>16/05/16 11:40</text:p>
          </table:table-cell>
          <table:table-cell office:value-type="string" calcext:value-type="string">
            <text:p>38d 7h 58m 3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nobreakcpagent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break-CPAgent</text:p>
          </table:table-cell>
          <table:table-cell office:value-type="string" calcext:value-type="string">
            <text:p>OK </text:p>
          </table:table-cell>
          <table:table-cell office:value-type="date" office:date-value="2016-05-16T11:42:08" calcext:value-type="date">
            <text:p>16/05/16 11:42</text:p>
          </table:table-cell>
          <table:table-cell office:value-type="string" calcext:value-type="string">
            <text:p>15d 1h 6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CP Agent Nobreak - STATUS NORMAL - OUTPUT LOAD: 59% - TEMPERATURE: 32 C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51" calcext:value-type="date">
            <text:p>16/05/16 11:39</text:p>
          </table:table-cell>
          <table:table-cell office:value-type="string" calcext:value-type="string">
            <text:p>5d 2h 59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3.09 ms </text:p>
          </table:table-cell>
          <table:table-cell/>
        </table:table-row>
        <table:table-row table:style-name="ro1">
          <table:table-cell office:value-type="string" calcext:value-type="string">
            <text:p>ns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34" calcext:value-type="date">
            <text:p>16/05/16 11:39</text:p>
          </table:table-cell>
          <table:table-cell office:value-type="string" calcext:value-type="string">
            <text:p>68d 8h 34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16" calcext:value-type="date">
            <text:p>16/05/16 11:41</text:p>
          </table:table-cell>
          <table:table-cell office:value-type="string" calcext:value-type="string">
            <text:p>67d 18h 57m 4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0, 0.00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59" calcext:value-type="date">
            <text:p>16/05/16 11:40</text:p>
          </table:table-cell>
          <table:table-cell office:value-type="string" calcext:value-type="string">
            <text:p>68d 8h 37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OK </text:p>
          </table:table-cell>
          <table:table-cell office:value-type="date" office:date-value="2016-05-16T11:41:42" calcext:value-type="date">
            <text:p>16/05/16 11:41</text:p>
          </table:table-cell>
          <table:table-cell office:value-type="string" calcext:value-type="string">
            <text:p>7d 23h 12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NS OK: 0.081 seconds response time. www.google.com returns 200.142.191.15,200.142.191.19,200.142.191.23,200.142.191.27,200.142.191.29,200.142.191.30,200.142.191.34,200.142.191.38,200.142.191.42,200.142.191.44,200.142.191.45,200.142.191.49,200.142.191.53,200.142.191.57,200.142.191.59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9:25" calcext:value-type="date">
            <text:p>16/05/16 11:39</text:p>
          </table:table-cell>
          <table:table-cell office:value-type="string" calcext:value-type="string">
            <text:p>68d 8h 34m 3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3:35" calcext:value-type="date">
            <text:p>16/05/16 11:43</text:p>
          </table:table-cell>
          <table:table-cell office:value-type="string" calcext:value-type="string">
            <text:p>68d 8h 34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8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39:19" calcext:value-type="date">
            <text:p>16/05/16 11:39</text:p>
          </table:table-cell>
          <table:table-cell office:value-type="string" calcext:value-type="string">
            <text:p>68d 8h 35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0481 MB (46% inode=83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9:34" calcext:value-type="date">
            <text:p>16/05/16 11:39</text:p>
          </table:table-cell>
          <table:table-cell office:value-type="string" calcext:value-type="string">
            <text:p>68d 8h 34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1p1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18" calcext:value-type="date">
            <text:p>16/05/16 11:41</text:p>
          </table:table-cell>
          <table:table-cell office:value-type="string" calcext:value-type="string">
            <text:p>67d 18h 57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6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00" calcext:value-type="date">
            <text:p>16/05/16 11:41</text:p>
          </table:table-cell>
          <table:table-cell office:value-type="string" calcext:value-type="string">
            <text:p>68d 8h 37m 5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 process with STATE = Z </text:p>
          </table:table-cell>
          <table:table-cell/>
        </table:table-row>
        <table:table-row table:style-name="ro1">
          <table:table-cell office:value-type="string" calcext:value-type="string">
            <text:p>ottic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ser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01" calcext:value-type="date">
            <text:p>16/05/16 11:40</text:p>
          </table:table-cell>
          <table:table-cell office:value-type="string" calcext:value-type="string">
            <text:p>67d 23h 15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26" calcext:value-type="date">
            <text:p>16/05/16 11:40</text:p>
          </table:table-cell>
          <table:table-cell office:value-type="string" calcext:value-type="string">
            <text:p>67d 23h 13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7 ms </text:p>
          </table:table-cell>
          <table:table-cell/>
        </table:table-row>
        <table:table-row table:style-name="ro1">
          <table:table-cell office:value-type="string" calcext:value-type="string">
            <text:p>parla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44" calcext:value-type="date">
            <text:p>16/05/16 11:40</text:p>
          </table:table-cell>
          <table:table-cell office:value-type="string" calcext:value-type="string">
            <text:p>68d 8h 35m 4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05" calcext:value-type="date">
            <text:p>16/05/16 11:40</text:p>
          </table:table-cell>
          <table:table-cell office:value-type="string" calcext:value-type="string">
            <text:p>68d 8h 35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2, 0.04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35" calcext:value-type="date">
            <text:p>16/05/16 11:40</text:p>
          </table:table-cell>
          <table:table-cell office:value-type="string" calcext:value-type="string">
            <text:p>68d 8h 38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1:18" calcext:value-type="date">
            <text:p>16/05/16 11:41</text:p>
          </table:table-cell>
          <table:table-cell office:value-type="string" calcext:value-type="string">
            <text:p>68d 8h 37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933 bytes in 0.007 second response time </text:p>
          </table:table-cell>
          <table:table-cell/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K </text:p>
          </table:table-cell>
          <table:table-cell office:value-type="date" office:date-value="2016-05-16T11:41:02" calcext:value-type="date">
            <text:p>16/05/16 11:41</text:p>
          </table:table-cell>
          <table:table-cell office:value-type="string" calcext:value-type="string">
            <text:p>68d 8h 37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JABBER OK - 0.001 second response time on port 5222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44" calcext:value-type="date">
            <text:p>16/05/16 11:41</text:p>
          </table:table-cell>
          <table:table-cell office:value-type="string" calcext:value-type="string">
            <text:p>68d 8h 37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8" calcext:value-type="date">
            <text:p>16/05/16 11:39</text:p>
          </table:table-cell>
          <table:table-cell office:value-type="string" calcext:value-type="string">
            <text:p>5d 3h 9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9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10" calcext:value-type="date">
            <text:p>16/05/16 11:42</text:p>
          </table:table-cell>
          <table:table-cell office:value-type="string" calcext:value-type="string">
            <text:p>68d 8h 35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3047 MB (40% inode=22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53" calcext:value-type="date">
            <text:p>16/05/16 11:40</text:p>
          </table:table-cell>
          <table:table-cell office:value-type="string" calcext:value-type="string">
            <text:p>67d 18h 58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35" calcext:value-type="date">
            <text:p>16/05/16 11:40</text:p>
          </table:table-cell>
          <table:table-cell office:value-type="string" calcext:value-type="string">
            <text:p>68d 8h 38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6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18" calcext:value-type="date">
            <text:p>16/05/16 11:40</text:p>
          </table:table-cell>
          <table:table-cell office:value-type="string" calcext:value-type="string">
            <text:p>67d 18h 53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passata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02" calcext:value-type="date">
            <text:p>16/05/16 11:41</text:p>
          </table:table-cell>
          <table:table-cell office:value-type="string" calcext:value-type="string">
            <text:p>68d 8h 22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44" calcext:value-type="date">
            <text:p>16/05/16 11:41</text:p>
          </table:table-cell>
          <table:table-cell office:value-type="string" calcext:value-type="string">
            <text:p>68d 8h 27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22, 0.30, 0.34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2:27" calcext:value-type="date">
            <text:p>16/05/16 11:42</text:p>
          </table:table-cell>
          <table:table-cell office:value-type="string" calcext:value-type="string">
            <text:p>68d 8h 26m 3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OK </text:p>
          </table:table-cell>
          <table:table-cell office:value-type="date" office:date-value="2016-05-16T11:39:53" calcext:value-type="date">
            <text:p>16/05/16 11:39</text:p>
          </table:table-cell>
          <table:table-cell office:value-type="string" calcext:value-type="string">
            <text:p>7d 23h 14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NS OK: 0.006 seconds response time. www.google.com returns 216.58.222.36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53" calcext:value-type="date">
            <text:p>16/05/16 11:40</text:p>
          </table:table-cell>
          <table:table-cell office:value-type="string" calcext:value-type="string">
            <text:p>67d 18h 58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36" calcext:value-type="date">
            <text:p>16/05/16 11:40</text:p>
          </table:table-cell>
          <table:table-cell office:value-type="string" calcext:value-type="string">
            <text:p>68d 8h 23m 2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4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19" calcext:value-type="date">
            <text:p>16/05/16 11:40</text:p>
          </table:table-cell>
          <table:table-cell office:value-type="string" calcext:value-type="string">
            <text:p>67d 18h 53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1533 MB (72% inode=60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02" calcext:value-type="date">
            <text:p>16/05/16 11:41</text:p>
          </table:table-cell>
          <table:table-cell office:value-type="string" calcext:value-type="string">
            <text:p>68d 8h 22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45" calcext:value-type="date">
            <text:p>16/05/16 11:41</text:p>
          </table:table-cell>
          <table:table-cell office:value-type="string" calcext:value-type="string">
            <text:p>68d 8h 27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9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28" calcext:value-type="date">
            <text:p>16/05/16 11:42</text:p>
          </table:table-cell>
          <table:table-cell office:value-type="string" calcext:value-type="string">
            <text:p>68d 8h 26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passata2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3:36" calcext:value-type="date">
            <text:p>16/05/16 11:43</text:p>
          </table:table-cell>
          <table:table-cell office:value-type="string" calcext:value-type="string">
            <text:p>5d 19h 35m 2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19" calcext:value-type="date">
            <text:p>16/05/16 11:39</text:p>
          </table:table-cell>
          <table:table-cell office:value-type="string" calcext:value-type="string">
            <text:p>5d 19h 34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5, 0.08, 0.06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37" calcext:value-type="date">
            <text:p>16/05/16 11:39</text:p>
          </table:table-cell>
          <table:table-cell office:value-type="string" calcext:value-type="string">
            <text:p>5d 19h 34m 2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OK </text:p>
          </table:table-cell>
          <table:table-cell office:value-type="date" office:date-value="2016-05-16T11:39:20" calcext:value-type="date">
            <text:p>16/05/16 11:39</text:p>
          </table:table-cell>
          <table:table-cell office:value-type="string" calcext:value-type="string">
            <text:p>5d 19h 34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NS OK: 0.007 seconds response time. www.google.com returns 200.142.191.15,200.142.191.19,200.142.191.23,200.142.191.27,200.142.191.29,200.142.191.30,200.142.191.34,200.142.191.38,200.142.191.42,200.142.191.44,200.142.191.45,200.142.191.49,200.142.191.53,200.142.191.57,200.142.191.59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03" calcext:value-type="date">
            <text:p>16/05/16 11:41</text:p>
          </table:table-cell>
          <table:table-cell office:value-type="string" calcext:value-type="string">
            <text:p>5d 19h 32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46" calcext:value-type="date">
            <text:p>16/05/16 11:42</text:p>
          </table:table-cell>
          <table:table-cell office:value-type="string" calcext:value-type="string">
            <text:p>5d 19h 36m 1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1.14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29" calcext:value-type="date">
            <text:p>16/05/16 11:42</text:p>
          </table:table-cell>
          <table:table-cell office:value-type="string" calcext:value-type="string">
            <text:p>5d 19h 36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3290 MB (78% inode=81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02" calcext:value-type="date">
            <text:p>16/05/16 11:40</text:p>
          </table:table-cell>
          <table:table-cell office:value-type="string" calcext:value-type="string">
            <text:p>5d 19h 33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45" calcext:value-type="date">
            <text:p>16/05/16 11:40</text:p>
          </table:table-cell>
          <table:table-cell office:value-type="string" calcext:value-type="string">
            <text:p>5d 19h 33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8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37" calcext:value-type="date">
            <text:p>16/05/16 11:39</text:p>
          </table:table-cell>
          <table:table-cell office:value-type="string" calcext:value-type="string">
            <text:p>5d 19h 34m 2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piova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20" calcext:value-type="date">
            <text:p>16/05/16 11:41</text:p>
          </table:table-cell>
          <table:table-cell office:value-type="string" calcext:value-type="string">
            <text:p>20d 8h 12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5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03" calcext:value-type="date">
            <text:p>16/05/16 11:41</text:p>
          </table:table-cell>
          <table:table-cell office:value-type="string" calcext:value-type="string">
            <text:p>20d 8h 12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1.76, 1.71, 1.43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47" calcext:value-type="date">
            <text:p>16/05/16 11:39</text:p>
          </table:table-cell>
          <table:table-cell office:value-type="string" calcext:value-type="string">
            <text:p>20d 8h 14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2:29" calcext:value-type="date">
            <text:p>16/05/16 11:42</text:p>
          </table:table-cell>
          <table:table-cell office:value-type="string" calcext:value-type="string">
            <text:p>68d 9h 56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139392 MB (24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13" calcext:value-type="date">
            <text:p>16/05/16 11:40</text:p>
          </table:table-cell>
          <table:table-cell office:value-type="string" calcext:value-type="string">
            <text:p>20d 8h 13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OMSA</text:p>
          </table:table-cell>
          <table:table-cell office:value-type="string" calcext:value-type="string">
            <text:p>OK </text:p>
          </table:table-cell>
          <table:table-cell office:value-type="date" office:date-value="2016-05-16T11:43:41" calcext:value-type="date">
            <text:p>16/05/16 11:43</text:p>
          </table:table-cell>
          <table:table-cell office:value-type="string" calcext:value-type="string">
            <text:p>19d 5h 50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System: 'PowerEdge R410', SN: 'G29KVL1', 32 GB ram (8 dimms), 1 logical drives, 4 physical drives </text:p>
          </table:table-cell>
          <table:table-cell/>
        </table:table-row>
        <table:table-row table:style-name="ro1">
          <table:table-cell office:value-type="string" calcext:value-type="string">
            <text:p>OMSA Temperature</text:p>
          </table:table-cell>
          <table:table-cell office:value-type="string" calcext:value-type="string">
            <text:p>OK </text:p>
          </table:table-cell>
          <table:table-cell office:value-type="date" office:date-value="2016-05-16T11:40:38" calcext:value-type="date">
            <text:p>16/05/16 11:40</text:p>
          </table:table-cell>
          <table:table-cell office:value-type="string" calcext:value-type="string">
            <text:p>15d 1h 28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EMPERATURES OK - 1 temperature probes checked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21" calcext:value-type="date">
            <text:p>16/05/16 11:39</text:p>
          </table:table-cell>
          <table:table-cell office:value-type="string" calcext:value-type="string">
            <text:p>5d 2h 54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04" calcext:value-type="date">
            <text:p>16/05/16 11:42</text:p>
          </table:table-cell>
          <table:table-cell office:value-type="string" calcext:value-type="string">
            <text:p>5d 19h 46m 5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2080 MB (23% inode=19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47" calcext:value-type="date">
            <text:p>16/05/16 11:41</text:p>
          </table:table-cell>
          <table:table-cell office:value-type="string" calcext:value-type="string">
            <text:p>20d 8h 12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30" calcext:value-type="date">
            <text:p>16/05/16 11:39</text:p>
          </table:table-cell>
          <table:table-cell office:value-type="string" calcext:value-type="string">
            <text:p>20d 8h 14m 2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262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13" calcext:value-type="date">
            <text:p>16/05/16 11:40</text:p>
          </table:table-cell>
          <table:table-cell office:value-type="string" calcext:value-type="string">
            <text:p>20d 8h 13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Zoneminder Disk</text:p>
          </table:table-cell>
          <table:table-cell office:value-type="string" calcext:value-type="string">
            <text:p>OK </text:p>
          </table:table-cell>
          <table:table-cell office:value-type="date" office:date-value="2016-05-16T11:39:56" calcext:value-type="date">
            <text:p>16/05/16 11:39</text:p>
          </table:table-cell>
          <table:table-cell office:value-type="string" calcext:value-type="string">
            <text:p>20d 8h 14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cache/zoneminder 76336 MB (99% inode=99%): </text:p>
          </table:table-cell>
          <table:table-cell/>
        </table:table-row>
        <table:table-row table:style-name="ro1">
          <table:table-cell office:value-type="string" calcext:value-type="string">
            <text:p>pomodor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39" calcext:value-type="date">
            <text:p>16/05/16 11:42</text:p>
          </table:table-cell>
          <table:table-cell office:value-type="string" calcext:value-type="string">
            <text:p>5d 2h 46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28" calcext:value-type="date">
            <text:p>16/05/16 11:40</text:p>
          </table:table-cell>
          <table:table-cell office:value-type="string" calcext:value-type="string">
            <text:p>5d 2h 48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1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28" calcext:value-type="date">
            <text:p>16/05/16 11:40</text:p>
          </table:table-cell>
          <table:table-cell office:value-type="string" calcext:value-type="string">
            <text:p>5d 2h 48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48" calcext:value-type="date">
            <text:p>16/05/16 11:40</text:p>
          </table:table-cell>
          <table:table-cell office:value-type="string" calcext:value-type="string">
            <text:p>5d 2h 48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31" calcext:value-type="date">
            <text:p>16/05/16 11:40</text:p>
          </table:table-cell>
          <table:table-cell office:value-type="string" calcext:value-type="string">
            <text:p>5d 2h 48m 2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1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48" calcext:value-type="date">
            <text:p>16/05/16 11:40</text:p>
          </table:table-cell>
          <table:table-cell office:value-type="string" calcext:value-type="string">
            <text:p>5d 2h 48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6794 MB (67% inode=71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3:12" calcext:value-type="date">
            <text:p>16/05/16 11:43</text:p>
          </table:table-cell>
          <table:table-cell office:value-type="string" calcext:value-type="string">
            <text:p>5d 2h 50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58" calcext:value-type="date">
            <text:p>16/05/16 11:42</text:p>
          </table:table-cell>
          <table:table-cell office:value-type="string" calcext:value-type="string">
            <text:p>5d 2h 50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8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28" calcext:value-type="date">
            <text:p>16/05/16 11:40</text:p>
          </table:table-cell>
          <table:table-cell office:value-type="string" calcext:value-type="string">
            <text:p>5d 2h 48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postfix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05" calcext:value-type="date">
            <text:p>16/05/16 11:41</text:p>
          </table:table-cell>
          <table:table-cell office:value-type="string" calcext:value-type="string">
            <text:p>20d 8h 12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49" calcext:value-type="date">
            <text:p>16/05/16 11:41</text:p>
          </table:table-cell>
          <table:table-cell office:value-type="string" calcext:value-type="string">
            <text:p>20d 8h 12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8, 0.04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31" calcext:value-type="date">
            <text:p>16/05/16 11:40</text:p>
          </table:table-cell>
          <table:table-cell office:value-type="string" calcext:value-type="string">
            <text:p>20d 8h 13m 2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8:54" calcext:value-type="date">
            <text:p>16/05/16 11:38</text:p>
          </table:table-cell>
          <table:table-cell office:value-type="string" calcext:value-type="string">
            <text:p>20d 8h 15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57" calcext:value-type="date">
            <text:p>16/05/16 11:40</text:p>
          </table:table-cell>
          <table:table-cell office:value-type="string" calcext:value-type="string">
            <text:p>5d 3h 8m 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6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41" calcext:value-type="date">
            <text:p>16/05/16 11:40</text:p>
          </table:table-cell>
          <table:table-cell office:value-type="string" calcext:value-type="string">
            <text:p>20d 8h 13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42431 MB (92% inode=88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23" calcext:value-type="date">
            <text:p>16/05/16 11:41</text:p>
          </table:table-cell>
          <table:table-cell office:value-type="string" calcext:value-type="string">
            <text:p>20d 8h 12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06" calcext:value-type="date">
            <text:p>16/05/16 11:41</text:p>
          </table:table-cell>
          <table:table-cell office:value-type="string" calcext:value-type="string">
            <text:p>20d 8h 12m 5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89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49" calcext:value-type="date">
            <text:p>16/05/16 11:41</text:p>
          </table:table-cell>
          <table:table-cell office:value-type="string" calcext:value-type="string">
            <text:p>20d 8h 12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quebei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backup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3:37" calcext:value-type="date">
            <text:p>16/05/16 11:43</text:p>
          </table:table-cell>
          <table:table-cell office:value-type="string" calcext:value-type="string">
            <text:p>68d 8h 55m 2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backup 22554 MB (47% inode=99%): </text:p>
          </table:table-cell>
          <table:table-cell/>
        </table:table-row>
        <table:table-row table:style-name="ro1">
          <table:table-cell office:value-type="string" calcext:value-type="string">
            <text:p>BACULA-DIR</text:p>
          </table:table-cell>
          <table:table-cell office:value-type="string" calcext:value-type="string">
            <text:p>OK </text:p>
          </table:table-cell>
          <table:table-cell office:value-type="date" office:date-value="2016-05-16T11:39:20" calcext:value-type="date">
            <text:p>16/05/16 11:39</text:p>
          </table:table-cell>
          <table:table-cell office:value-type="string" calcext:value-type="string">
            <text:p>68d 8h 55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1 </text:p>
          </table:table-cell>
          <table:table-cell/>
        </table:table-row>
        <table:table-row table:style-name="ro1">
          <table:table-cell office:value-type="string" calcext:value-type="string">
            <text:p>BACULA-DIR-JOBS</text:p>
          </table:table-cell>
          <table:table-cell office:value-type="string" calcext:value-type="string">
            <text:p>OK </text:p>
          </table:table-cell>
          <table:table-cell office:value-type="date" office:date-value="2016-05-16T11:40:58" calcext:value-type="date">
            <text:p>16/05/16 11:40</text:p>
          </table:table-cell>
          <table:table-cell office:value-type="string" calcext:value-type="string">
            <text:p>1d 8h 27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ll jobs ran successfully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41" calcext:value-type="date">
            <text:p>16/05/16 11:39</text:p>
          </table:table-cell>
          <table:table-cell office:value-type="string" calcext:value-type="string">
            <text:p>68d 8h 54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BACULA-SD</text:p>
          </table:table-cell>
          <table:table-cell office:value-type="string" calcext:value-type="string">
            <text:p>OK </text:p>
          </table:table-cell>
          <table:table-cell office:value-type="date" office:date-value="2016-05-16T11:40:25" calcext:value-type="date">
            <text:p>16/05/16 11:40</text:p>
          </table:table-cell>
          <table:table-cell office:value-type="string" calcext:value-type="string">
            <text:p>68d 8h 53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3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07" calcext:value-type="date">
            <text:p>16/05/16 11:41</text:p>
          </table:table-cell>
          <table:table-cell office:value-type="string" calcext:value-type="string">
            <text:p>165d 20h 31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4, 0.08, 0.10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50" calcext:value-type="date">
            <text:p>16/05/16 11:41</text:p>
          </table:table-cell>
          <table:table-cell office:value-type="string" calcext:value-type="string">
            <text:p>165d 20h 31m 5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03" calcext:value-type="date">
            <text:p>16/05/16 11:40</text:p>
          </table:table-cell>
          <table:table-cell office:value-type="string" calcext:value-type="string">
            <text:p>68d 8h 55m 2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MYSQL-SLAVE</text:p>
          </table:table-cell>
          <table:table-cell office:value-type="string" calcext:value-type="string">
            <text:p>OK </text:p>
          </table:table-cell>
          <table:table-cell office:value-type="date" office:date-value="2016-05-16T11:43:46" calcext:value-type="date">
            <text:p>16/05/16 11:43</text:p>
          </table:table-cell>
          <table:table-cell office:value-type="string" calcext:value-type="string">
            <text:p>47d 1h 40m 1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ptime: 460831 Threads: 1 Questions: 43831174 Slow queries: 10 Opens: 1556 Flush tables: 6 Open tables: 94 Queries per second avg: 95.113 Slave IO: Yes Slave SQL: Yes Seconds Behind Master: 0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3:13" calcext:value-type="date">
            <text:p>16/05/16 11:43</text:p>
          </table:table-cell>
          <table:table-cell office:value-type="string" calcext:value-type="string">
            <text:p>5d 2h 55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8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3:41" calcext:value-type="date">
            <text:p>16/05/16 11:43</text:p>
          </table:table-cell>
          <table:table-cell office:value-type="string" calcext:value-type="string">
            <text:p>0d 9h 10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6940 MB (19% inode=94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25" calcext:value-type="date">
            <text:p>16/05/16 11:40</text:p>
          </table:table-cell>
          <table:table-cell office:value-type="string" calcext:value-type="string">
            <text:p>68d 8h 53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07" calcext:value-type="date">
            <text:p>16/05/16 11:41</text:p>
          </table:table-cell>
          <table:table-cell office:value-type="string" calcext:value-type="string">
            <text:p>165d 20h 31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14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50" calcext:value-type="date">
            <text:p>16/05/16 11:41</text:p>
          </table:table-cell>
          <table:table-cell office:value-type="string" calcext:value-type="string">
            <text:p>165d 20h 31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raggi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33" calcext:value-type="date">
            <text:p>16/05/16 11:42</text:p>
          </table:table-cell>
          <table:table-cell office:value-type="string" calcext:value-type="string">
            <text:p>387d 21h 3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238d 0h 8m 5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3.57, 3.57, 3.63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59" calcext:value-type="date">
            <text:p>16/05/16 11:39</text:p>
          </table:table-cell>
          <table:table-cell office:value-type="string" calcext:value-type="string">
            <text:p>68d 8h 58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1 users currently logged in </text:p>
          </table:table-cell>
          <table:table-cell/>
        </table:table-row>
        <table:table-row table:style-name="ro1">
          <table:table-cell office:value-type="string" calcext:value-type="string">
            <text:p>HP-ASM</text:p>
          </table:table-cell>
          <table:table-cell office:value-type="string" calcext:value-type="string">
            <text:p>OK </text:p>
          </table:table-cell>
          <table:table-cell office:value-type="date" office:date-value="2016-05-16T11:39:42" calcext:value-type="date">
            <text:p>16/05/16 11:39</text:p>
          </table:table-cell>
          <table:table-cell office:value-type="string" calcext:value-type="string">
            <text:p>214d 7h 35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System: 'proliant dl360 g7', S/N: 'unknown', ROM: 'P68 07/02/2013', hardware working fine, da: 1 logical drives, 4 physical drives, cpu_0=ok cpu_1=ok ps_1=ok ps_2=ok fan_1=44% fan_2=44% fan_3=44% fan_4=44% temp_1=18 temp_2=40 temp_3=40 temp_4=30 temp_5=31 temp_6=36 temp_7=29 temp_8=30 temp_9=28 temp_10=33 temp_11=28 temp_12=28 temp_13=42 temp_14=31 temp_15=32 temp_16=26 temp_17=27 temp_18=35 temp_19=36 temp_20=34 temp_21=40 temp_22=40 temp_23=38 temp_24=45 temp_25=31 temp_26=43 temp_27=35 temp_28=73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0:25" calcext:value-type="date">
            <text:p>16/05/16 11:40</text:p>
          </table:table-cell>
          <table:table-cell office:value-type="string" calcext:value-type="string">
            <text:p>146d 2h 45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116986 MB (16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08" calcext:value-type="date">
            <text:p>16/05/16 11:41</text:p>
          </table:table-cell>
          <table:table-cell office:value-type="string" calcext:value-type="string">
            <text:p>387d 21h 5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51" calcext:value-type="date">
            <text:p>16/05/16 11:39</text:p>
          </table:table-cell>
          <table:table-cell office:value-type="string" calcext:value-type="string">
            <text:p>5d 3h 9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7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34" calcext:value-type="date">
            <text:p>16/05/16 11:42</text:p>
          </table:table-cell>
          <table:table-cell office:value-type="string" calcext:value-type="string">
            <text:p>387d 21h 3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8603 MB (48% inode=56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3:37" calcext:value-type="date">
            <text:p>16/05/16 11:43</text:p>
          </table:table-cell>
          <table:table-cell office:value-type="string" calcext:value-type="string">
            <text:p>387d 21h 5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0" calcext:value-type="date">
            <text:p>16/05/16 11:41</text:p>
          </table:table-cell>
          <table:table-cell office:value-type="string" calcext:value-type="string">
            <text:p>2d 2h 37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350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43" calcext:value-type="date">
            <text:p>16/05/16 11:39</text:p>
          </table:table-cell>
          <table:table-cell office:value-type="string" calcext:value-type="string">
            <text:p>387d 21h 5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rauc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backup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26" calcext:value-type="date">
            <text:p>16/05/16 11:40</text:p>
          </table:table-cell>
          <table:table-cell office:value-type="string" calcext:value-type="string">
            <text:p>68d 8h 33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backup 103897 MB (43% inode=99%): </text:p>
          </table:table-cell>
          <table:table-cell/>
        </table:table-row>
        <table:table-row table:style-name="ro1">
          <table:table-cell office:value-type="string" calcext:value-type="string">
            <text:p>/home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10" calcext:value-type="date">
            <text:p>16/05/16 11:41</text:p>
          </table:table-cell>
          <table:table-cell office:value-type="string" calcext:value-type="string">
            <text:p>68d 8h 37m 4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home 89484 MB (62% inode=93%): </text:p>
          </table:table-cell>
          <table:table-cell/>
        </table:table-row>
        <table:table-row table:style-name="ro1">
          <table:table-cell office:value-type="string" calcext:value-type="string">
            <text:p>/usr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51" calcext:value-type="date">
            <text:p>16/05/16 11:42</text:p>
          </table:table-cell>
          <table:table-cell office:value-type="string" calcext:value-type="string">
            <text:p>68d 8h 36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usr 12427 MB (64% inode=84%): </text:p>
          </table:table-cell>
          <table:table-cell/>
        </table:table-row>
        <table:table-row table:style-name="ro1">
          <table:table-cell office:value-type="string" calcext:value-type="string">
            <text:p>/var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34" calcext:value-type="date">
            <text:p>16/05/16 11:42</text:p>
          </table:table-cell>
          <table:table-cell office:value-type="string" calcext:value-type="string">
            <text:p>68d 8h 36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 25954 MB (90% inode=98%):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03" calcext:value-type="date">
            <text:p>16/05/16 11:40</text:p>
          </table:table-cell>
          <table:table-cell office:value-type="string" calcext:value-type="string">
            <text:p>68d 8h 35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46" calcext:value-type="date">
            <text:p>16/05/16 11:40</text:p>
          </table:table-cell>
          <table:table-cell office:value-type="string" calcext:value-type="string">
            <text:p>68d 8h 34m 5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56, 0.41, 0.38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43" calcext:value-type="date">
            <text:p>16/05/16 11:39</text:p>
          </table:table-cell>
          <table:table-cell office:value-type="string" calcext:value-type="string">
            <text:p>68d 8h 34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FTP</text:p>
          </table:table-cell>
          <table:table-cell office:value-type="string" calcext:value-type="string">
            <text:p>OK </text:p>
          </table:table-cell>
          <table:table-cell office:value-type="date" office:date-value="2016-05-16T11:40:26" calcext:value-type="date">
            <text:p>16/05/16 11:40</text:p>
          </table:table-cell>
          <table:table-cell office:value-type="string" calcext:value-type="string">
            <text:p>68d 8h 33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FTP OK - 0.004 second response time on port 21 [220---------- Welcome to Pure-FTPd [privsep] [TLS] ----------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2:10" calcext:value-type="date">
            <text:p>16/05/16 11:42</text:p>
          </table:table-cell>
          <table:table-cell office:value-type="string" calcext:value-type="string">
            <text:p>3d 22h 1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400 bytes in 0.003 second response time </text:p>
          </table:table-cell>
          <table:table-cell/>
        </table:table-row>
        <table:table-row table:style-name="ro1">
          <table:table-cell office:value-type="string" calcext:value-type="string">
            <text:p>IMAP</text:p>
          </table:table-cell>
          <table:table-cell office:value-type="string" calcext:value-type="string">
            <text:p>OK </text:p>
          </table:table-cell>
          <table:table-cell office:value-type="date" office:date-value="2016-05-16T11:42:53" calcext:value-type="date">
            <text:p>16/05/16 11:42</text:p>
          </table:table-cell>
          <table:table-cell office:value-type="string" calcext:value-type="string">
            <text:p>68d 8h 36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MAP OK - 0.002 second response time on port 143 [* OK [CAPABILITY IMAP4rev1 LITERAL+ SASL-IR LOGIN-REFERRALS ID ENABLE IDLE NAMESPACE STARTTLS AUTH=PLAIN AUTH=LOGIN] Dovecot ready.]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9:35" calcext:value-type="date">
            <text:p>16/05/16 11:39</text:p>
          </table:table-cell>
          <table:table-cell office:value-type="string" calcext:value-type="string">
            <text:p>13d 11h 49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8:56" calcext:value-type="date">
            <text:p>16/05/16 11:38</text:p>
          </table:table-cell>
          <table:table-cell office:value-type="string" calcext:value-type="string">
            <text:p>20d 8h 15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6 ms 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68d 8h 34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OP OK - 0.005 second response time on port 110 [+OK Dovecot ready.]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39:44" calcext:value-type="date">
            <text:p>16/05/16 11:39</text:p>
          </table:table-cell>
          <table:table-cell office:value-type="string" calcext:value-type="string">
            <text:p>68d 8h 34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37634 MB (98% inode=99%): </text:p>
          </table:table-cell>
          <table:table-cell/>
        </table:table-row>
        <table:table-row table:style-name="ro1">
          <table:table-cell office:value-type="string" calcext:value-type="string">
            <text:p>SIMAP</text:p>
          </table:table-cell>
          <table:table-cell office:value-type="string" calcext:value-type="string">
            <text:p>OK </text:p>
          </table:table-cell>
          <table:table-cell office:value-type="date" office:date-value="2016-05-16T11:40:27" calcext:value-type="date">
            <text:p>16/05/16 11:40</text:p>
          </table:table-cell>
          <table:table-cell office:value-type="string" calcext:value-type="string">
            <text:p>68d 8h 33m 3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MAP OK - 0.059 second response time on port 993 [* OK [CAPABILITY IMAP4rev1 LITERAL+ SASL-IR LOGIN-REFERRALS ID ENABLE IDLE NAMESPACE AUTH=PLAIN AUTH=LOGIN] Dovecot ready.] </text:p>
          </table:table-cell>
          <table:table-cell/>
        </table:table-row>
        <table:table-row table:style-name="ro1">
          <table:table-cell office:value-type="string" calcext:value-type="string">
            <text:p>SMTP</text:p>
          </table:table-cell>
          <table:table-cell office:value-type="string" calcext:value-type="string">
            <text:p>OK </text:p>
          </table:table-cell>
          <table:table-cell office:value-type="date" office:date-value="2016-05-16T11:41:10" calcext:value-type="date">
            <text:p>16/05/16 11:41</text:p>
          </table:table-cell>
          <table:table-cell office:value-type="string" calcext:value-type="string">
            <text:p>68d 8h 37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MTP OK - 0.009 sec. response time </text:p>
          </table:table-cell>
          <table:table-cell/>
        </table:table-row>
        <table:table-row table:style-name="ro1">
          <table:table-cell office:value-type="string" calcext:value-type="string">
            <text:p>SPOP</text:p>
          </table:table-cell>
          <table:table-cell office:value-type="string" calcext:value-type="string">
            <text:p>OK </text:p>
          </table:table-cell>
          <table:table-cell office:value-type="date" office:date-value="2016-05-16T11:42:53" calcext:value-type="date">
            <text:p>16/05/16 11:42</text:p>
          </table:table-cell>
          <table:table-cell office:value-type="string" calcext:value-type="string">
            <text:p>68d 8h 36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OP OK - 0.061 second response time on port 995 [+OK Dovecot ready.]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2:36" calcext:value-type="date">
            <text:p>16/05/16 11:42</text:p>
          </table:table-cell>
          <table:table-cell office:value-type="string" calcext:value-type="string">
            <text:p>68d 8h 36m 2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3 (protocol 2.0) </text:p>
          </table:table-cell>
          <table:table-cell/>
        </table:table-row>
        <table:table-row table:style-name="ro1">
          <table:table-cell office:value-type="string" calcext:value-type="string">
            <text:p>SSMTP</text:p>
          </table:table-cell>
          <table:table-cell office:value-type="string" calcext:value-type="string">
            <text:p>OK </text:p>
          </table:table-cell>
          <table:table-cell office:value-type="date" office:date-value="2016-05-16T11:42:55" calcext:value-type="date">
            <text:p>16/05/16 11:42</text:p>
          </table:table-cell>
          <table:table-cell office:value-type="string" calcext:value-type="string">
            <text:p>68d 8h 35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MTP OK - 0.017 second response time on port 465 [220-rauco.redesul.com.br ESMTP Exim 4.87 #1 Mon, 16 May 2016 11:42:54 -0300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02" calcext:value-type="date">
            <text:p>16/05/16 11:41</text:p>
          </table:table-cell>
          <table:table-cell office:value-type="string" calcext:value-type="string">
            <text:p>0d 18h 2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72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45" calcext:value-type="date">
            <text:p>16/05/16 11:42</text:p>
          </table:table-cell>
          <table:table-cell office:value-type="string" calcext:value-type="string">
            <text:p>2d 17h 36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 processes with STATE = Z </text:p>
          </table:table-cell>
          <table:table-cell/>
        </table:table-row>
        <table:table-row table:style-name="ro1">
          <table:table-cell office:value-type="string" calcext:value-type="string">
            <text:p>roncon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backup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28" calcext:value-type="date">
            <text:p>16/05/16 11:40</text:p>
          </table:table-cell>
          <table:table-cell office:value-type="string" calcext:value-type="string">
            <text:p>68d 8h 48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backup 29828 MB (25% inode=99%): </text:p>
          </table:table-cell>
          <table:table-cell/>
        </table:table-row>
        <table:table-row table:style-name="ro1">
          <table:table-cell office:value-type="string" calcext:value-type="string">
            <text:p>/home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10" calcext:value-type="date">
            <text:p>16/05/16 11:41</text:p>
          </table:table-cell>
          <table:table-cell office:value-type="string" calcext:value-type="string">
            <text:p>68d 8h 47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home 103553 MB (72% inode=98%): </text:p>
          </table:table-cell>
          <table:table-cell/>
        </table:table-row>
        <table:table-row table:style-name="ro1">
          <table:table-cell office:value-type="string" calcext:value-type="string">
            <text:p>/usr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53" calcext:value-type="date">
            <text:p>16/05/16 11:41</text:p>
          </table:table-cell>
          <table:table-cell office:value-type="string" calcext:value-type="string">
            <text:p>68d 8h 47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usr 8930 MB (46% inode=93%): </text:p>
          </table:table-cell>
          <table:table-cell/>
        </table:table-row>
        <table:table-row table:style-name="ro1">
          <table:table-cell office:value-type="string" calcext:value-type="string">
            <text:p>/var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36" calcext:value-type="date">
            <text:p>16/05/16 11:42</text:p>
          </table:table-cell>
          <table:table-cell office:value-type="string" calcext:value-type="string">
            <text:p>19d 3h 11m 2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 5964 MB (62% inode=98%):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3:38" calcext:value-type="date">
            <text:p>16/05/16 11:43</text:p>
          </table:table-cell>
          <table:table-cell office:value-type="string" calcext:value-type="string">
            <text:p>68d 8h 50m 3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3:02" calcext:value-type="date">
            <text:p>16/05/16 11:43</text:p>
          </table:table-cell>
          <table:table-cell office:value-type="string" calcext:value-type="string">
            <text:p>20d 16h 0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52, 0.88, 0.84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47" calcext:value-type="date">
            <text:p>16/05/16 11:39</text:p>
          </table:table-cell>
          <table:table-cell office:value-type="string" calcext:value-type="string">
            <text:p>68d 8h 49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FTP</text:p>
          </table:table-cell>
          <table:table-cell office:value-type="string" calcext:value-type="string">
            <text:p>OK </text:p>
          </table:table-cell>
          <table:table-cell office:value-type="date" office:date-value="2016-05-16T11:40:28" calcext:value-type="date">
            <text:p>16/05/16 11:40</text:p>
          </table:table-cell>
          <table:table-cell office:value-type="string" calcext:value-type="string">
            <text:p>68d 8h 48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FTP OK - 0.010 second response time on port 21 [220---------- Welcome to Pure-FTPd [privsep] [TLS] ----------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0:11" calcext:value-type="date">
            <text:p>16/05/16 11:40</text:p>
          </table:table-cell>
          <table:table-cell office:value-type="string" calcext:value-type="string">
            <text:p>7d 9h 18m 4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316 bytes in 0.003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54" calcext:value-type="date">
            <text:p>16/05/16 11:41</text:p>
          </table:table-cell>
          <table:table-cell office:value-type="string" calcext:value-type="string">
            <text:p>68d 8h 47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37" calcext:value-type="date">
            <text:p>16/05/16 11:42</text:p>
          </table:table-cell>
          <table:table-cell office:value-type="string" calcext:value-type="string">
            <text:p>68d 8h 51m 2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4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39:21" calcext:value-type="date">
            <text:p>16/05/16 11:39</text:p>
          </table:table-cell>
          <table:table-cell office:value-type="string" calcext:value-type="string">
            <text:p>68d 8h 50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494 MB (39% inode=65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03" calcext:value-type="date">
            <text:p>16/05/16 11:41</text:p>
          </table:table-cell>
          <table:table-cell office:value-type="string" calcext:value-type="string">
            <text:p>68d 8h 47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4.3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46" calcext:value-type="date">
            <text:p>16/05/16 11:41</text:p>
          </table:table-cell>
          <table:table-cell office:value-type="string" calcext:value-type="string">
            <text:p>20d 16h 22m 1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82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39" calcext:value-type="date">
            <text:p>16/05/16 11:41</text:p>
          </table:table-cell>
          <table:table-cell office:value-type="string" calcext:value-type="string">
            <text:p>0d 8h 32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 process with STATE = Z </text:p>
          </table:table-cell>
          <table:table-cell/>
        </table:table-row>
        <table:table-row table:style-name="ro1">
          <table:table-cell office:value-type="string" calcext:value-type="string">
            <text:p>ronconradius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OK </text:p>
          </table:table-cell>
          <table:table-cell office:value-type="date" office:date-value="2016-05-16T11:42:12" calcext:value-type="date">
            <text:p>16/05/16 11:42</text:p>
          </table:table-cell>
          <table:table-cell office:value-type="string" calcext:value-type="string">
            <text:p>25d 16h 16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uth OK </text:p>
          </table:table-cell>
          <table:table-cell/>
        </table:table-row>
        <table:table-row table:style-name="ro1">
          <table:table-cell office:value-type="string" calcext:value-type="string">
            <text:p>serv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55" calcext:value-type="date">
            <text:p>16/05/16 11:41</text:p>
          </table:table-cell>
          <table:table-cell office:value-type="string" calcext:value-type="string">
            <text:p>68d 8h 22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8, 0.03, 0.01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2:38" calcext:value-type="date">
            <text:p>16/05/16 11:42</text:p>
          </table:table-cell>
          <table:table-cell office:value-type="string" calcext:value-type="string">
            <text:p>68d 8h 21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OK </text:p>
          </table:table-cell>
          <table:table-cell office:value-type="date" office:date-value="2016-05-16T11:42:05" calcext:value-type="date">
            <text:p>16/05/16 11:42</text:p>
          </table:table-cell>
          <table:table-cell office:value-type="string" calcext:value-type="string">
            <text:p>7d 23h 11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NS OK: 0.021 seconds response time. www.google.com returns 200.142.191.15,200.142.191.19,200.142.191.23,200.142.191.27,200.142.191.29,200.142.191.30,200.142.191.34,200.142.191.38,200.142.191.42,200.142.191.44,200.142.191.45,200.142.191.49,200.142.191.53,200.142.191.57,200.142.191.59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3:47" calcext:value-type="date">
            <text:p>16/05/16 11:43</text:p>
          </table:table-cell>
          <table:table-cell office:value-type="string" calcext:value-type="string">
            <text:p>14d 9h 25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1:47" calcext:value-type="date">
            <text:p>16/05/16 11:41</text:p>
          </table:table-cell>
          <table:table-cell office:value-type="string" calcext:value-type="string">
            <text:p>20d 20h 2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7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29" calcext:value-type="date">
            <text:p>16/05/16 11:40</text:p>
          </table:table-cell>
          <table:table-cell office:value-type="string" calcext:value-type="string">
            <text:p>68d 8h 23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1354 MB (50% inode=74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12" calcext:value-type="date">
            <text:p>16/05/16 11:41</text:p>
          </table:table-cell>
          <table:table-cell office:value-type="string" calcext:value-type="string">
            <text:p>68d 8h 22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3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55" calcext:value-type="date">
            <text:p>16/05/16 11:41</text:p>
          </table:table-cell>
          <table:table-cell office:value-type="string" calcext:value-type="string">
            <text:p>68d 8h 22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5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38" calcext:value-type="date">
            <text:p>16/05/16 11:42</text:p>
          </table:table-cell>
          <table:table-cell office:value-type="string" calcext:value-type="string">
            <text:p>68d 8h 21m 1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servo6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21" calcext:value-type="date">
            <text:p>16/05/16 11:39</text:p>
          </table:table-cell>
          <table:table-cell office:value-type="string" calcext:value-type="string">
            <text:p>20d 8h 14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2, 0.09, 0.08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30" calcext:value-type="date">
            <text:p>16/05/16 11:41</text:p>
          </table:table-cell>
          <table:table-cell office:value-type="string" calcext:value-type="string">
            <text:p>20d 8h 12m 2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OK </text:p>
          </table:table-cell>
          <table:table-cell office:value-type="date" office:date-value="2016-05-16T11:42:47" calcext:value-type="date">
            <text:p>16/05/16 11:42</text:p>
          </table:table-cell>
          <table:table-cell office:value-type="string" calcext:value-type="string">
            <text:p>10d 20h 21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NS OK: 0.157 seconds response time. www.google.com returns 200.142.191.15,200.142.191.19,200.142.191.23,200.142.191.27,200.142.191.29,200.142.191.30,200.142.191.34,200.142.191.38,200.142.191.42,200.142.191.44,200.142.191.45,200.142.191.49,200.142.191.53,200.142.191.57,200.142.191.59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30" calcext:value-type="date">
            <text:p>16/05/16 11:41</text:p>
          </table:table-cell>
          <table:table-cell office:value-type="string" calcext:value-type="string">
            <text:p>20d 8h 12m 2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13" calcext:value-type="date">
            <text:p>16/05/16 11:42</text:p>
          </table:table-cell>
          <table:table-cell office:value-type="string" calcext:value-type="string">
            <text:p>20d 8h 11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48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56" calcext:value-type="date">
            <text:p>16/05/16 11:41</text:p>
          </table:table-cell>
          <table:table-cell office:value-type="string" calcext:value-type="string">
            <text:p>20d 8h 12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3458 MB (52% inode=85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39" calcext:value-type="date">
            <text:p>16/05/16 11:40</text:p>
          </table:table-cell>
          <table:table-cell office:value-type="string" calcext:value-type="string">
            <text:p>20d 8h 13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3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22" calcext:value-type="date">
            <text:p>16/05/16 11:40</text:p>
          </table:table-cell>
          <table:table-cell office:value-type="string" calcext:value-type="string">
            <text:p>20d 8h 13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30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13" calcext:value-type="date">
            <text:p>16/05/16 11:42</text:p>
          </table:table-cell>
          <table:table-cell office:value-type="string" calcext:value-type="string">
            <text:p>20d 8h 11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 process with STATE = Z </text:p>
          </table:table-cell>
          <table:table-cell/>
        </table:table-row>
        <table:table-row table:style-name="ro1">
          <table:table-cell office:value-type="string" calcext:value-type="string">
            <text:p>sfrunhon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39:48" calcext:value-type="date">
            <text:p>16/05/16 11:39</text:p>
          </table:table-cell>
          <table:table-cell office:value-type="string" calcext:value-type="string">
            <text:p>214d 7h 32m 5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31" calcext:value-type="date">
            <text:p>16/05/16 11:40</text:p>
          </table:table-cell>
          <table:table-cell office:value-type="string" calcext:value-type="string">
            <text:p>214d 7h 32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1.75, 1.65, 1.58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14" calcext:value-type="date">
            <text:p>16/05/16 11:41</text:p>
          </table:table-cell>
          <table:table-cell office:value-type="string" calcext:value-type="string">
            <text:p>214d 7h 31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1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1:58" calcext:value-type="date">
            <text:p>16/05/16 11:41</text:p>
          </table:table-cell>
          <table:table-cell office:value-type="string" calcext:value-type="string">
            <text:p>201d 11h 42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2694 bytes in 0.017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42:40" calcext:value-type="date">
            <text:p>16/05/16 11:42</text:p>
          </table:table-cell>
          <table:table-cell office:value-type="string" calcext:value-type="string">
            <text:p>201d 11h 42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2694 bytes in 0.027 second response time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56" calcext:value-type="date">
            <text:p>16/05/16 11:42</text:p>
          </table:table-cell>
          <table:table-cell office:value-type="string" calcext:value-type="string">
            <text:p>214d 7h 29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4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3:40" calcext:value-type="date">
            <text:p>16/05/16 11:43</text:p>
          </table:table-cell>
          <table:table-cell office:value-type="string" calcext:value-type="string">
            <text:p>214d 7h 28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7301 MB (49% inode=94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9:48" calcext:value-type="date">
            <text:p>16/05/16 11:39</text:p>
          </table:table-cell>
          <table:table-cell office:value-type="string" calcext:value-type="string">
            <text:p>214d 7h 32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3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31" calcext:value-type="date">
            <text:p>16/05/16 11:40</text:p>
          </table:table-cell>
          <table:table-cell office:value-type="string" calcext:value-type="string">
            <text:p>214d 7h 32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39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14" calcext:value-type="date">
            <text:p>16/05/16 11:41</text:p>
          </table:table-cell>
          <table:table-cell office:value-type="string" calcext:value-type="string">
            <text:p>214d 7h 31m 3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simplesip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STERISK</text:p>
          </table:table-cell>
          <table:table-cell office:value-type="string" calcext:value-type="string">
            <text:p>OK </text:p>
          </table:table-cell>
          <table:table-cell office:value-type="date" office:date-value="2016-05-16T11:41:22" calcext:value-type="date">
            <text:p>16/05/16 11:41</text:p>
          </table:table-cell>
          <table:table-cell office:value-type="string" calcext:value-type="string">
            <text:p>2d 18h 7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ligg54390:OK: pligg68290:OK: datacenter3:OK: datacenter2:OK: TELLFREE:OK: nilobonadiman:OK: pligg:OK: datacenter:OK: marcelobonadiman:OK: fabiobona:OK: DIGISTAR-SFP:OK: DIGISTAR-N.P:OK: DIGISTAR-VENANCIO:OK: DIGISTAR-MILANI:OK: DIGISTAR-COMERCIAL:OK: </text:p>
          </table:table-cell>
          <table:table-cell/>
        </table:table-row>
        <table:table-row table:style-name="ro1">
          <table:table-cell office:value-type="string" calcext:value-type="string">
            <text:p>ASTERISK-KHOMP</text:p>
          </table:table-cell>
          <table:table-cell office:value-type="string" calcext:value-type="string">
            <text:p>OK </text:p>
          </table:table-cell>
          <table:table-cell office:value-type="date" office:date-value="2016-05-16T11:42:40" calcext:value-type="date">
            <text:p>16/05/16 11:42</text:p>
          </table:table-cell>
          <table:table-cell office:value-type="string" calcext:value-type="string">
            <text:p>68d 8h 26m 1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sterisk Call Manager/1.0 </text:p>
          </table:table-cell>
          <table:table-cell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0:05" calcext:value-type="date">
            <text:p>16/05/16 11:40</text:p>
          </table:table-cell>
          <table:table-cell office:value-type="string" calcext:value-type="string">
            <text:p>68d 8h 25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48" calcext:value-type="date">
            <text:p>16/05/16 11:40</text:p>
          </table:table-cell>
          <table:table-cell office:value-type="string" calcext:value-type="string">
            <text:p>68d 8h 24m 5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1.07, 0.89, 0.96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49" calcext:value-type="date">
            <text:p>16/05/16 11:39</text:p>
          </table:table-cell>
          <table:table-cell office:value-type="string" calcext:value-type="string">
            <text:p>68d 8h 24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0:32" calcext:value-type="date">
            <text:p>16/05/16 11:40</text:p>
          </table:table-cell>
          <table:table-cell office:value-type="string" calcext:value-type="string">
            <text:p>68d 8h 23m 2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1116 bytes in 0.049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41:15" calcext:value-type="date">
            <text:p>16/05/16 11:41</text:p>
          </table:table-cell>
          <table:table-cell office:value-type="string" calcext:value-type="string">
            <text:p>68d 8h 22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1116 bytes in 0.069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31" calcext:value-type="date">
            <text:p>16/05/16 11:41</text:p>
          </table:table-cell>
          <table:table-cell office:value-type="string" calcext:value-type="string">
            <text:p>68d 8h 25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41" calcext:value-type="date">
            <text:p>16/05/16 11:42</text:p>
          </table:table-cell>
          <table:table-cell office:value-type="string" calcext:value-type="string">
            <text:p>68d 8h 26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2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13" calcext:value-type="date">
            <text:p>16/05/16 11:42</text:p>
          </table:table-cell>
          <table:table-cell office:value-type="string" calcext:value-type="string">
            <text:p>12d 1h 36m 4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1785 MB (21% inode=93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07" calcext:value-type="date">
            <text:p>16/05/16 11:40</text:p>
          </table:table-cell>
          <table:table-cell office:value-type="string" calcext:value-type="string">
            <text:p>67d 18h 53m 5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5.3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50" calcext:value-type="date">
            <text:p>16/05/16 11:39</text:p>
          </table:table-cell>
          <table:table-cell office:value-type="string" calcext:value-type="string">
            <text:p>68d 8h 24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39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33" calcext:value-type="date">
            <text:p>16/05/16 11:40</text:p>
          </table:table-cell>
          <table:table-cell office:value-type="string" calcext:value-type="string">
            <text:p>68d 8h 23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simplesipe1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16" calcext:value-type="date">
            <text:p>16/05/16 11:42</text:p>
          </table:table-cell>
          <table:table-cell office:value-type="string" calcext:value-type="string">
            <text:p>68d 8h 21m 4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2.14 ms </text:p>
          </table:table-cell>
          <table:table-cell/>
        </table:table-row>
        <table:table-row table:style-name="ro1">
          <table:table-cell office:value-type="string" calcext:value-type="string">
            <text:p>simplesipgsm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56" calcext:value-type="date">
            <text:p>16/05/16 11:42</text:p>
          </table:table-cell>
          <table:table-cell office:value-type="string" calcext:value-type="string">
            <text:p>68d 8h 20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4 ms </text:p>
          </table:table-cell>
          <table:table-cell/>
        </table:table-row>
        <table:table-row table:style-name="ro1">
          <table:table-cell office:value-type="string" calcext:value-type="string">
            <text:p>soldi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3:42" calcext:value-type="date">
            <text:p>16/05/16 11:43</text:p>
          </table:table-cell>
          <table:table-cell office:value-type="string" calcext:value-type="string">
            <text:p>38d 8h 20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3:40" calcext:value-type="date">
            <text:p>16/05/16 11:43</text:p>
          </table:table-cell>
          <table:table-cell office:value-type="string" calcext:value-type="string">
            <text:p>68d 8h 35m 3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1.53, 1.30, 1.42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39:22" calcext:value-type="date">
            <text:p>16/05/16 11:39</text:p>
          </table:table-cell>
          <table:table-cell office:value-type="string" calcext:value-type="string">
            <text:p>68d 8h 34m 5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0:50" calcext:value-type="date">
            <text:p>16/05/16 11:40</text:p>
          </table:table-cell>
          <table:table-cell office:value-type="string" calcext:value-type="string">
            <text:p>39d 2h 33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301 Moved Permanently - 529 bytes in 0.002 second response time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41:33" calcext:value-type="date">
            <text:p>16/05/16 11:41</text:p>
          </table:table-cell>
          <table:table-cell office:value-type="string" calcext:value-type="string">
            <text:p>38d 3h 12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269 bytes in 0.021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2:16" calcext:value-type="date">
            <text:p>16/05/16 11:42</text:p>
          </table:table-cell>
          <table:table-cell office:value-type="string" calcext:value-type="string">
            <text:p>68d 8h 36m 4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4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OK </text:p>
          </table:table-cell>
          <table:table-cell office:value-type="date" office:date-value="2016-05-16T11:43:19" calcext:value-type="date">
            <text:p>16/05/16 11:43</text:p>
          </table:table-cell>
          <table:table-cell office:value-type="string" calcext:value-type="string">
            <text:p>68d 8h 36m 5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ptime: 2121941 Threads: 3 Questions: 136706402 Slow queries: 562 Opens: 294871 Flush tables: 55 Open tables: 400 Queries per second avg: 64.425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2" calcext:value-type="date">
            <text:p>16/05/16 11:39</text:p>
          </table:table-cell>
          <table:table-cell office:value-type="string" calcext:value-type="string">
            <text:p>5d 2h 54m 1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7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3:05" calcext:value-type="date">
            <text:p>16/05/16 11:43</text:p>
          </table:table-cell>
          <table:table-cell office:value-type="string" calcext:value-type="string">
            <text:p>1d 4h 55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5463 MB (24% inode=68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48" calcext:value-type="date">
            <text:p>16/05/16 11:40</text:p>
          </table:table-cell>
          <table:table-cell office:value-type="string" calcext:value-type="string">
            <text:p>68d 8h 34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9:51" calcext:value-type="date">
            <text:p>16/05/16 11:39</text:p>
          </table:table-cell>
          <table:table-cell office:value-type="string" calcext:value-type="string">
            <text:p>68d 8h 34m 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62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34" calcext:value-type="date">
            <text:p>16/05/16 11:40</text:p>
          </table:table-cell>
          <table:table-cell office:value-type="string" calcext:value-type="string">
            <text:p>68d 8h 38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speedauth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17" calcext:value-type="date">
            <text:p>16/05/16 11:42</text:p>
          </table:table-cell>
          <table:table-cell office:value-type="string" calcext:value-type="string">
            <text:p>68d 8h 56m 4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8:57" calcext:value-type="date">
            <text:p>16/05/16 11:38</text:p>
          </table:table-cell>
          <table:table-cell office:value-type="string" calcext:value-type="string">
            <text:p>68d 8h 56m 5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1, 0.07, 0.12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2:43" calcext:value-type="date">
            <text:p>16/05/16 11:42</text:p>
          </table:table-cell>
          <table:table-cell office:value-type="string" calcext:value-type="string">
            <text:p>68d 8h 56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1:31" calcext:value-type="date">
            <text:p>16/05/16 11:41</text:p>
          </table:table-cell>
          <table:table-cell office:value-type="string" calcext:value-type="string">
            <text:p>68d 8h 55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1783 bytes in 0.005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09" calcext:value-type="date">
            <text:p>16/05/16 11:40</text:p>
          </table:table-cell>
          <table:table-cell office:value-type="string" calcext:value-type="string">
            <text:p>67d 18h 53m 4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53" calcext:value-type="date">
            <text:p>16/05/16 11:40</text:p>
          </table:table-cell>
          <table:table-cell office:value-type="string" calcext:value-type="string">
            <text:p>67d 18h 58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3 ms </text:p>
          </table:table-cell>
          <table:table-cell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OK </text:p>
          </table:table-cell>
          <table:table-cell office:value-type="date" office:date-value="2016-05-16T11:42:35" calcext:value-type="date">
            <text:p>16/05/16 11:42</text:p>
          </table:table-cell>
          <table:table-cell office:value-type="string" calcext:value-type="string">
            <text:p>0d 1h 21m 2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uth OK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18" calcext:value-type="date">
            <text:p>16/05/16 11:41</text:p>
          </table:table-cell>
          <table:table-cell office:value-type="string" calcext:value-type="string">
            <text:p>38d 4h 47m 3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2940 MB (42% inode=71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9:35" calcext:value-type="date">
            <text:p>16/05/16 11:39</text:p>
          </table:table-cell>
          <table:table-cell office:value-type="string" calcext:value-type="string">
            <text:p>68d 8h 56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44" calcext:value-type="date">
            <text:p>16/05/16 11:42</text:p>
          </table:table-cell>
          <table:table-cell office:value-type="string" calcext:value-type="string">
            <text:p>68d 8h 56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08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14" calcext:value-type="date">
            <text:p>16/05/16 11:42</text:p>
          </table:table-cell>
          <table:table-cell office:value-type="string" calcext:value-type="string">
            <text:p>68d 8h 55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tempesta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57" calcext:value-type="date">
            <text:p>16/05/16 11:42</text:p>
          </table:table-cell>
          <table:table-cell office:value-type="string" calcext:value-type="string">
            <text:p>118d 13h 51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52" calcext:value-type="date">
            <text:p>16/05/16 11:39</text:p>
          </table:table-cell>
          <table:table-cell office:value-type="string" calcext:value-type="string">
            <text:p>118d 13h 53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78, 0.91, 0.92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35" calcext:value-type="date">
            <text:p>16/05/16 11:40</text:p>
          </table:table-cell>
          <table:table-cell office:value-type="string" calcext:value-type="string">
            <text:p>118d 13h 52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1 users currently logged in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1:18" calcext:value-type="date">
            <text:p>16/05/16 11:41</text:p>
          </table:table-cell>
          <table:table-cell office:value-type="string" calcext:value-type="string">
            <text:p>305d 7h 48m 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413202 MB (22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13" calcext:value-type="date">
            <text:p>16/05/16 11:40</text:p>
          </table:table-cell>
          <table:table-cell office:value-type="string" calcext:value-type="string">
            <text:p>118d 13h 52m 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OMSA</text:p>
          </table:table-cell>
          <table:table-cell office:value-type="string" calcext:value-type="string">
            <text:p>OK </text:p>
          </table:table-cell>
          <table:table-cell office:value-type="date" office:date-value="2016-05-16T11:42:44" calcext:value-type="date">
            <text:p>16/05/16 11:42</text:p>
          </table:table-cell>
          <table:table-cell office:value-type="string" calcext:value-type="string">
            <text:p>118d 4h 29m 1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System: 'PowerEdge R620', SN: '46RS5W1', 32 GB ram (8 dimms), 3 logical drives, 5 physical drives </text:p>
          </table:table-cell>
          <table:table-cell/>
        </table:table-row>
        <table:table-row table:style-name="ro1">
          <table:table-cell office:value-type="string" calcext:value-type="string">
            <text:p>OMSA Temperature</text:p>
          </table:table-cell>
          <table:table-cell office:value-type="string" calcext:value-type="string">
            <text:p>OK </text:p>
          </table:table-cell>
          <table:table-cell office:value-type="date" office:date-value="2016-05-16T11:43:40" calcext:value-type="date">
            <text:p>16/05/16 11:43</text:p>
          </table:table-cell>
          <table:table-cell office:value-type="string" calcext:value-type="string">
            <text:p>111d 19h 25m 2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EMPERATURES OK - 2 temperature probes checked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10" calcext:value-type="date">
            <text:p>16/05/16 11:40</text:p>
          </table:table-cell>
          <table:table-cell office:value-type="string" calcext:value-type="string">
            <text:p>5d 22h 33m 4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7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53" calcext:value-type="date">
            <text:p>16/05/16 11:40</text:p>
          </table:table-cell>
          <table:table-cell office:value-type="string" calcext:value-type="string">
            <text:p>67d 18h 58m 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7732 MB (33% inode=72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36" calcext:value-type="date">
            <text:p>16/05/16 11:40</text:p>
          </table:table-cell>
          <table:table-cell office:value-type="string" calcext:value-type="string">
            <text:p>305d 7h 47m 5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0" calcext:value-type="date">
            <text:p>16/05/16 11:41</text:p>
          </table:table-cell>
          <table:table-cell office:value-type="string" calcext:value-type="string">
            <text:p>209d 21h 47m 5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368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51" calcext:value-type="date">
            <text:p>16/05/16 11:40</text:p>
          </table:table-cell>
          <table:table-cell office:value-type="string" calcext:value-type="string">
            <text:p>397d 5h 24m 3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trapel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45" calcext:value-type="date">
            <text:p>16/05/16 11:42</text:p>
          </table:table-cell>
          <table:table-cell office:value-type="string" calcext:value-type="string">
            <text:p>68d 8h 36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39:23" calcext:value-type="date">
            <text:p>16/05/16 11:39</text:p>
          </table:table-cell>
          <table:table-cell office:value-type="string" calcext:value-type="string">
            <text:p>68d 8h 35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0, 0.02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0:06" calcext:value-type="date">
            <text:p>16/05/16 11:40</text:p>
          </table:table-cell>
          <table:table-cell office:value-type="string" calcext:value-type="string">
            <text:p>68d 8h 34m 4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OK </text:p>
          </table:table-cell>
          <table:table-cell office:value-type="date" office:date-value="2016-05-16T11:41:54" calcext:value-type="date">
            <text:p>16/05/16 11:41</text:p>
          </table:table-cell>
          <table:table-cell office:value-type="string" calcext:value-type="string">
            <text:p>68d 8h 37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200 OK - 11783 bytes in 0.007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37" calcext:value-type="date">
            <text:p>16/05/16 11:40</text:p>
          </table:table-cell>
          <table:table-cell office:value-type="string" calcext:value-type="string">
            <text:p>68d 8h 38m 2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20" calcext:value-type="date">
            <text:p>16/05/16 11:39</text:p>
          </table:table-cell>
          <table:table-cell office:value-type="string" calcext:value-type="string">
            <text:p>5d 2h 54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40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1:29" calcext:value-type="date">
            <text:p>16/05/16 11:41</text:p>
          </table:table-cell>
          <table:table-cell office:value-type="string" calcext:value-type="string">
            <text:p>68d 8h 36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3993 MB (57% inode=87%):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45" calcext:value-type="date">
            <text:p>16/05/16 11:42</text:p>
          </table:table-cell>
          <table:table-cell office:value-type="string" calcext:value-type="string">
            <text:p>68d 8h 36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90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0:49" calcext:value-type="date">
            <text:p>16/05/16 11:40</text:p>
          </table:table-cell>
          <table:table-cell office:value-type="string" calcext:value-type="string">
            <text:p>68d 8h 35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tuono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33" calcext:value-type="date">
            <text:p>16/05/16 11:41</text:p>
          </table:table-cell>
          <table:table-cell office:value-type="string" calcext:value-type="string">
            <text:p>68d 8h 34m 4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54" calcext:value-type="date">
            <text:p>16/05/16 11:40</text:p>
          </table:table-cell>
          <table:table-cell office:value-type="string" calcext:value-type="string">
            <text:p>68d 8h 38m 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2.21, 2.26, 2.40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34" calcext:value-type="date">
            <text:p>16/05/16 11:41</text:p>
          </table:table-cell>
          <table:table-cell office:value-type="string" calcext:value-type="string">
            <text:p>68d 8h 37m 2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P-ASM</text:p>
          </table:table-cell>
          <table:table-cell office:value-type="string" calcext:value-type="string">
            <text:p>OK </text:p>
          </table:table-cell>
          <table:table-cell office:value-type="date" office:date-value="2016-05-16T11:39:22" calcext:value-type="date">
            <text:p>16/05/16 11:39</text:p>
          </table:table-cell>
          <table:table-cell office:value-type="string" calcext:value-type="string">
            <text:p>68d 8h 37m 3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System: 'proliant dl380 g7', S/N: 'BRC13701FW', ROM: 'P67 12/02/2012', hardware working fine, da: 2 logical drives, 8 physical drives, cpu_0=ok cpu_1=ok ps_1=ok ps_2=ok fan_1=29% fan_2=29% fan_3=33% fan_4=33% fan_5=28% fan_6=13% temp_1=20 temp_2=40 temp_3=40 temp_4=31 temp_5=32 temp_6=35 temp_7=37 temp_8=43 temp_9=37 temp_10=45 temp_11=35 temp_12=43 temp_13=33 temp_14=35 temp_15=34 temp_19=24 temp_20=31 temp_21=32 temp_22=32 temp_23=40 temp_24=35 temp_25=33 temp_26=34 temp_29=35 temp_30=73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2:03" calcext:value-type="date">
            <text:p>16/05/16 11:42</text:p>
          </table:table-cell>
          <table:table-cell office:value-type="string" calcext:value-type="string">
            <text:p>68d 8h 36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399551 MB (30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2:47" calcext:value-type="date">
            <text:p>16/05/16 11:42</text:p>
          </table:table-cell>
          <table:table-cell office:value-type="string" calcext:value-type="string">
            <text:p>68d 8h 36m 1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29" calcext:value-type="date">
            <text:p>16/05/16 11:42</text:p>
          </table:table-cell>
          <table:table-cell office:value-type="string" calcext:value-type="string">
            <text:p>5d 14h 26m 2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9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2:15" calcext:value-type="date">
            <text:p>16/05/16 11:42</text:p>
          </table:table-cell>
          <table:table-cell office:value-type="string" calcext:value-type="string">
            <text:p>68d 8h 34m 4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2851 MB (72% inode=65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0:55" calcext:value-type="date">
            <text:p>16/05/16 11:40</text:p>
          </table:table-cell>
          <table:table-cell office:value-type="string" calcext:value-type="string">
            <text:p>68d 8h 38m 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38:58" calcext:value-type="date">
            <text:p>16/05/16 11:38</text:p>
          </table:table-cell>
          <table:table-cell office:value-type="string" calcext:value-type="string">
            <text:p>2d 4h 59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380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1" calcext:value-type="date">
            <text:p>16/05/16 11:41</text:p>
          </table:table-cell>
          <table:table-cell office:value-type="string" calcext:value-type="string">
            <text:p>68d 8h 37m 3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venti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2:41" calcext:value-type="date">
            <text:p>16/05/16 11:42</text:p>
          </table:table-cell>
          <table:table-cell office:value-type="string" calcext:value-type="string">
            <text:p>5d 2h 46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0:47" calcext:value-type="date">
            <text:p>16/05/16 11:40</text:p>
          </table:table-cell>
          <table:table-cell office:value-type="string" calcext:value-type="string">
            <text:p>5d 2h 48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01, 0.02, 0.05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3:28" calcext:value-type="date">
            <text:p>16/05/16 11:43</text:p>
          </table:table-cell>
          <table:table-cell office:value-type="string" calcext:value-type="string">
            <text:p>5d 2h 55m 2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Disk raid</text:p>
          </table:table-cell>
          <table:table-cell office:value-type="string" calcext:value-type="string">
            <text:p>OK </text:p>
          </table:table-cell>
          <table:table-cell office:value-type="date" office:date-value="2016-05-16T11:43:07" calcext:value-type="date">
            <text:p>16/05/16 11:43</text:p>
          </table:table-cell>
          <table:table-cell office:value-type="string" calcext:value-type="string">
            <text:p>5d 2h 55m 5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: mdstat:[md1(14.89 GiB raid1):UU, md0(2.71 TiB raid1):UU] </text:p>
          </table:table-cell>
          <table:table-cell/>
        </table:table-row>
        <table:table-row table:style-name="ro1">
          <table:table-cell office:value-type="string" calcext:value-type="string">
            <text:p>Libvirt Disk</text:p>
          </table:table-cell>
          <table:table-cell office:value-type="string" calcext:value-type="string">
            <text:p>OK </text:p>
          </table:table-cell>
          <table:table-cell office:value-type="date" office:date-value="2016-05-16T11:42:56" calcext:value-type="date">
            <text:p>16/05/16 11:42</text:p>
          </table:table-cell>
          <table:table-cell office:value-type="string" calcext:value-type="string">
            <text:p>5d 2h 56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lib/libvirt 572249 MB (64% inode=99%):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1:39" calcext:value-type="date">
            <text:p>16/05/16 11:41</text:p>
          </table:table-cell>
          <table:table-cell office:value-type="string" calcext:value-type="string">
            <text:p>5d 2h 47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OMSA</text:p>
          </table:table-cell>
          <table:table-cell office:value-type="string" calcext:value-type="string">
            <text:p>OK </text:p>
          </table:table-cell>
          <table:table-cell office:value-type="date" office:date-value="2016-05-16T11:43:05" calcext:value-type="date">
            <text:p>16/05/16 11:43</text:p>
          </table:table-cell>
          <table:table-cell office:value-type="string" calcext:value-type="string">
            <text:p>5d 3h 0m 5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System: 'PowerEdge R210 II', SN: 'HG653V1', 16 GB ram (4 dimms), not checking storage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2:43" calcext:value-type="date">
            <text:p>16/05/16 11:42</text:p>
          </table:table-cell>
          <table:table-cell office:value-type="string" calcext:value-type="string">
            <text:p>5d 2h 56m 1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23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47" calcext:value-type="date">
            <text:p>16/05/16 11:40</text:p>
          </table:table-cell>
          <table:table-cell office:value-type="string" calcext:value-type="string">
            <text:p>5d 2h 48m 1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4888 MB (84% inode=89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2:50" calcext:value-type="date">
            <text:p>16/05/16 11:42</text:p>
          </table:table-cell>
          <table:table-cell office:value-type="string" calcext:value-type="string">
            <text:p>5d 2h 51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33" calcext:value-type="date">
            <text:p>16/05/16 11:42</text:p>
          </table:table-cell>
          <table:table-cell office:value-type="string" calcext:value-type="string">
            <text:p>5d 2h 46m 2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42 processes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2:56" calcext:value-type="date">
            <text:p>16/05/16 11:42</text:p>
          </table:table-cell>
          <table:table-cell office:value-type="string" calcext:value-type="string">
            <text:p>5d 2h 56m 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vigilante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CULA-FD</text:p>
          </table:table-cell>
          <table:table-cell office:value-type="string" calcext:value-type="string">
            <text:p>OK </text:p>
          </table:table-cell>
          <table:table-cell office:value-type="date" office:date-value="2016-05-16T11:41:39" calcext:value-type="date">
            <text:p>16/05/16 11:41</text:p>
          </table:table-cell>
          <table:table-cell office:value-type="string" calcext:value-type="string">
            <text:p>58d 8h 27m 18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1 second response time on port 9102 </text:p>
          </table:table-cell>
          <table:table-cell/>
        </table:table-row>
        <table:table-row table:style-name="ro1">
          <table:table-cell office:value-type="string" calcext:value-type="string">
            <text:p>Current Load</text:p>
          </table:table-cell>
          <table:table-cell office:value-type="string" calcext:value-type="string">
            <text:p>OK </text:p>
          </table:table-cell>
          <table:table-cell office:value-type="date" office:date-value="2016-05-16T11:41:22" calcext:value-type="date">
            <text:p>16/05/16 11:41</text:p>
          </table:table-cell>
          <table:table-cell office:value-type="string" calcext:value-type="string">
            <text:p>0d 10h 2m 35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OK - load average: 0.43, 0.85, 0.80 </text:p>
          </table:table-cell>
          <table:table-cell/>
        </table:table-row>
        <table:table-row table:style-name="ro1">
          <table:table-cell office:value-type="string" calcext:value-type="string">
            <text:p>Current Users</text:p>
          </table:table-cell>
          <table:table-cell office:value-type="string" calcext:value-type="string">
            <text:p>OK </text:p>
          </table:table-cell>
          <table:table-cell office:value-type="date" office:date-value="2016-05-16T11:41:33" calcext:value-type="date">
            <text:p>16/05/16 11:41</text:p>
          </table:table-cell>
          <table:table-cell office:value-type="string" calcext:value-type="string">
            <text:p>101d 3h 1m 3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USERS OK - 0 users currently logged in </text:p>
          </table:table-cell>
          <table:table-cell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K </text:p>
          </table:table-cell>
          <table:table-cell office:value-type="date" office:date-value="2016-05-16T11:42:15" calcext:value-type="date">
            <text:p>16/05/16 11:42</text:p>
          </table:table-cell>
          <table:table-cell office:value-type="string" calcext:value-type="string">
            <text:p>68d 10h 10m 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HTTP OK: HTTP/1.1 302 Found - 228 bytes in 0.011 second response time </text:p>
          </table:table-cell>
          <table:table-cell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38:58" calcext:value-type="date">
            <text:p>16/05/16 11:38</text:p>
          </table:table-cell>
          <table:table-cell office:value-type="string" calcext:value-type="string">
            <text:p>38d 8h 19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41" calcext:value-type="date">
            <text:p>16/05/16 11:39</text:p>
          </table:table-cell>
          <table:table-cell office:value-type="string" calcext:value-type="string">
            <text:p>5d 7h 59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19 ms </text:p>
          </table:table-cell>
          <table:table-cell/>
        </table:table-row>
        <table:table-row table:style-name="ro1">
          <table:table-cell office:value-type="string" calcext:value-type="string">
            <text:p>Root Partition</text:p>
          </table:table-cell>
          <table:table-cell office:value-type="string" calcext:value-type="string">
            <text:p>OK </text:p>
          </table:table-cell>
          <table:table-cell office:value-type="date" office:date-value="2016-05-16T11:40:57" calcext:value-type="date">
            <text:p>16/05/16 11:40</text:p>
          </table:table-cell>
          <table:table-cell office:value-type="string" calcext:value-type="string">
            <text:p>58d 8h 28m 0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 10231 MB (38% inode=95%):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41:41" calcext:value-type="date">
            <text:p>16/05/16 11:41</text:p>
          </table:table-cell>
          <table:table-cell office:value-type="string" calcext:value-type="string">
            <text:p>5d 7h 57m 16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Total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3" calcext:value-type="date">
            <text:p>16/05/16 11:41</text:p>
          </table:table-cell>
          <table:table-cell office:value-type="string" calcext:value-type="string">
            <text:p>75d 8h 28m 1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164 processes </text:p>
          </table:table-cell>
          <table:table-cell/>
        </table:table-row>
        <table:table-row table:style-name="ro1">
          <table:table-cell office:value-type="string" calcext:value-type="string">
            <text:p>ZONE-MINDER</text:p>
          </table:table-cell>
          <table:table-cell office:value-type="string" calcext:value-type="string">
            <text:p>OK </text:p>
          </table:table-cell>
          <table:table-cell office:value-type="date" office:date-value="2016-05-16T11:42:06" calcext:value-type="date">
            <text:p>16/05/16 11:42</text:p>
          </table:table-cell>
          <table:table-cell office:value-type="string" calcext:value-type="string">
            <text:p>11d 20h 6m 51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24 processes with command name 'zmc' </text:p>
          </table:table-cell>
          <table:table-cell/>
        </table:table-row>
        <table:table-row table:style-name="ro1">
          <table:table-cell office:value-type="string" calcext:value-type="string">
            <text:p>Zombie Processes</text:p>
          </table:table-cell>
          <table:table-cell office:value-type="string" calcext:value-type="string">
            <text:p>OK </text:p>
          </table:table-cell>
          <table:table-cell office:value-type="date" office:date-value="2016-05-16T11:41:24" calcext:value-type="date">
            <text:p>16/05/16 11:41</text:p>
          </table:table-cell>
          <table:table-cell office:value-type="string" calcext:value-type="string">
            <text:p>38d 8h 17m 33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ROCS OK: 0 processes with STATE = Z </text:p>
          </table:table-cell>
          <table:table-cell/>
        </table:table-row>
        <table:table-row table:style-name="ro1">
          <table:table-cell office:value-type="string" calcext:value-type="string">
            <text:p>Zoneminder Disk</text:p>
          </table:table-cell>
          <table:table-cell office:value-type="string" calcext:value-type="string">
            <text:p>OK </text:p>
          </table:table-cell>
          <table:table-cell office:value-type="date" office:date-value="2016-05-16T11:41:08" calcext:value-type="date">
            <text:p>16/05/16 11:41</text:p>
          </table:table-cell>
          <table:table-cell office:value-type="string" calcext:value-type="string">
            <text:p>11d 9h 47m 4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SK OK - free space: /var/cache/zoneminder 365160 MB (16% inode=40%): </text:p>
          </table:table-cell>
          <table:table-cell/>
        </table:table-row>
        <table:table-row table:style-name="ro1">
          <table:table-cell office:value-type="string" calcext:value-type="string">
            <text:p>vinicolagaribaldi.redesul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bian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OK </text:p>
          </table:table-cell>
          <table:table-cell office:value-type="date" office:date-value="2016-05-16T11:40:15" calcext:value-type="date">
            <text:p>16/05/16 11:40</text:p>
          </table:table-cell>
          <table:table-cell office:value-type="string" calcext:value-type="string">
            <text:p>62d 8h 13m 42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TCP OK - 0.000 second response time on port 4949 </text:p>
          </table:table-cell>
          <table:table-cell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39:58" calcext:value-type="date">
            <text:p>16/05/16 11:39</text:p>
          </table:table-cell>
          <table:table-cell office:value-type="string" calcext:value-type="string">
            <text:p>5d 2h 53m 59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31 ms 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OK </text:p>
          </table:table-cell>
          <table:table-cell office:value-type="date" office:date-value="2016-05-16T11:38:50" calcext:value-type="date">
            <text:p>16/05/16 11:38</text:p>
          </table:table-cell>
          <table:table-cell office:value-type="string" calcext:value-type="string">
            <text:p>45d 3h 35m 7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SH OK - OpenSSH_6.6.1p1 Ubuntu-2ubuntu2.7 (protocol 2.0) </text:p>
          </table:table-cell>
          <table:table-cell/>
        </table:table-row>
        <table:table-row table:style-name="ro1">
          <table:table-cell office:value-type="string" calcext:value-type="string">
            <text:p>webapp.estofadosgrando.com.b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dHat GNU/Linux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OK </text:p>
          </table:table-cell>
          <table:table-cell office:value-type="date" office:date-value="2016-05-16T11:40:49" calcext:value-type="date">
            <text:p>16/05/16 11:40</text:p>
          </table:table-cell>
          <table:table-cell office:value-type="string" calcext:value-type="string">
            <text:p>145d 17h 55m 54s </text:p>
          </table:table-cell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PING OK - Packet loss = 0%, RTA = 0.76 m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43:51.799270631</meta:creation-date>
    <dc:date>2016-05-16T13:17:28.059845889</dc:date>
    <meta:editing-duration>PT3M16S</meta:editing-duration>
    <meta:editing-cycles>1</meta:editing-cycles>
    <meta:document-statistic meta:table-count="1" meta:cell-count="2881" meta:object-count="0"/>
    <meta:generator>LibreOffice/4.2.8.2$Linux_X86_64 LibreOffice_project/420m0$Build-2</meta:generator>
  </office:meta>
</office:document-meta>
</file>